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Registrazione" style:family="table">
      <style:table-properties style:width="6.6931in" table:align="margins" style:writing-mode="lr-tb"/>
    </style:style>
    <style:style style:name="Registrazione.A" style:family="table-column">
      <style:table-column-properties style:column-width="1.4972in" style:rel-column-width="14660*"/>
    </style:style>
    <style:style style:name="Registrazione.B" style:family="table-column">
      <style:table-column-properties style:column-width="5.1958in" style:rel-column-width="50875*"/>
    </style:style>
    <style:style style:name="Registrazione.A1" style:family="table-cell">
      <style:table-cell-properties fo:background-color="#b2b2b2" fo:padding="0in" fo:border="0.75pt solid #666666" style:writing-mode="page">
        <style:background-image/>
      </style:table-cell-properties>
    </style:style>
    <style:style style:name="Registrazione.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Registrazione.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Registrazione.A8" style:family="table-cell">
      <style:table-cell-properties fo:background-color="#eeeeee" fo:padding="0in" fo:border="0.75pt solid #666666" style:writing-mode="page">
        <style:background-image/>
      </style:table-cell-properties>
    </style:style>
    <style:style style:name="Table3" style:family="table">
      <style:table-properties style:width="6.6931in" table:align="margins" style:writing-mode="lr-tb"/>
    </style:style>
    <style:style style:name="Table3.A" style:family="table-column">
      <style:table-column-properties style:column-width="1.4972in" style:rel-column-width="14660*"/>
    </style:style>
    <style:style style:name="Table3.B" style:family="table-column">
      <style:table-column-properties style:column-width="5.1958in" style:rel-column-width="50875*"/>
    </style:style>
    <style:style style:name="Table3.A1" style:family="table-cell">
      <style:table-cell-properties fo:background-color="#b2b2b2" fo:padding="0in" fo:border="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A8" style:family="table-cell">
      <style:table-cell-properties fo:background-color="#eeeeee" fo:padding="0in" fo:border="0.75pt solid #666666" style:writing-mode="page">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1.4972in" style:rel-column-width="14660*"/>
    </style:style>
    <style:style style:name="Table2.B" style:family="table-column">
      <style:table-column-properties style:column-width="5.1958in" style:rel-column-width="50875*"/>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8" style:family="table-cell">
      <style:table-cell-properties fo:background-color="#eeeeee" fo:padding="0in" fo:border="0.75pt solid #666666" style:writing-mode="page">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1.4972in" style:rel-column-width="14660*"/>
    </style:style>
    <style:style style:name="Table1.B" style:family="table-column">
      <style:table-column-properties style:column-width="5.1958in" style:rel-column-width="50875*"/>
    </style:style>
    <style:style style:name="Table1.A1" style:family="table-cell">
      <style:table-cell-properties fo:background-color="#b2b2b2" fo:padding="0in" fo:border="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8" style:family="table-cell">
      <style:table-cell-properties fo:background-color="#eeeeee" fo:padding="0in" fo:border="0.75pt solid #666666" style:writing-mode="page">
        <style:background-image/>
      </style:table-cell-properties>
    </style:style>
    <style:style style:name="Table4" style:family="table">
      <style:table-properties style:width="6.6931in" table:align="margins" style:writing-mode="lr-tb"/>
    </style:style>
    <style:style style:name="Table4.A" style:family="table-column">
      <style:table-column-properties style:column-width="1.4972in" style:rel-column-width="14660*"/>
    </style:style>
    <style:style style:name="Table4.B" style:family="table-column">
      <style:table-column-properties style:column-width="5.1958in" style:rel-column-width="50875*"/>
    </style:style>
    <style:style style:name="Table4.A1" style:family="table-cell">
      <style:table-cell-properties fo:background-color="#b2b2b2" fo:padding="0in" fo:border="0.75pt solid #666666" style:writing-mode="page">
        <style:background-image/>
      </style:table-cell-properties>
    </style:style>
    <style:style style:name="Table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4.A8" style:family="table-cell">
      <style:table-cell-properties fo:background-color="#eeeeee" fo:padding="0in" fo:border="0.75pt solid #666666" style:writing-mode="page">
        <style:background-image/>
      </style:table-cell-properties>
    </style:style>
    <style:style style:name="Table5" style:family="table">
      <style:table-properties style:width="6.6931in" table:align="margins" style:writing-mode="lr-tb"/>
    </style:style>
    <style:style style:name="Table5.A" style:family="table-column">
      <style:table-column-properties style:column-width="1.4972in" style:rel-column-width="14660*"/>
    </style:style>
    <style:style style:name="Table5.B" style:family="table-column">
      <style:table-column-properties style:column-width="5.1958in" style:rel-column-width="50875*"/>
    </style:style>
    <style:style style:name="Table5.A1" style:family="table-cell">
      <style:table-cell-properties fo:background-color="#b2b2b2" fo:padding="0in" fo:border="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A8" style:family="table-cell">
      <style:table-cell-properties fo:background-color="#eeeeee" fo:padding="0in" fo:border="0.75pt solid #666666" style:writing-mode="page">
        <style:background-image/>
      </style:table-cell-properties>
    </style:style>
    <style:style style:name="P1" style:family="paragraph" style:parent-style-name="Header">
      <style:paragraph-properties fo:text-align="end" style:justify-single-word="false"/>
      <style:text-properties fo:font-weight="bold" officeooo:rsid="0078ce38" officeooo:paragraph-rsid="0078ce38" style:font-weight-asian="bold" style:font-weight-complex="bold"/>
    </style:style>
    <style:style style:name="P2" style:family="paragraph" style:parent-style-name="Standard">
      <style:text-properties fo:font-weight="bold" officeooo:rsid="00929566" officeooo:paragraph-rsid="0099b512" style:font-weight-asian="bold" style:font-weight-complex="bold"/>
    </style:style>
    <style:style style:name="P3" style:family="paragraph" style:parent-style-name="Standard">
      <style:text-properties fo:font-weight="bold" officeooo:rsid="0094c89a" officeooo:paragraph-rsid="0099b512" style:font-weight-asian="bold" style:font-weight-complex="bold"/>
    </style:style>
    <style:style style:name="P4" style:family="paragraph" style:parent-style-name="Standard">
      <style:text-properties fo:font-weight="bold" officeooo:rsid="0098459f" officeooo:paragraph-rsid="0099b512" style:font-weight-asian="bold" style:font-weight-complex="bold"/>
    </style:style>
    <style:style style:name="P5" style:family="paragraph" style:parent-style-name="Standard">
      <style:text-properties fo:font-weight="bold" officeooo:rsid="0099701a" officeooo:paragraph-rsid="0099b512" style:font-weight-asian="bold" style:font-weight-complex="bold"/>
    </style:style>
    <style:style style:name="P6" style:family="paragraph" style:parent-style-name="Standard">
      <style:text-properties fo:font-weight="bold" officeooo:rsid="00a06a4f" officeooo:paragraph-rsid="0099b512" style:font-weight-asian="bold" style:font-weight-complex="bold"/>
    </style:style>
    <style:style style:name="P7" style:family="paragraph" style:parent-style-name="Standard">
      <style:text-properties fo:font-weight="bold" officeooo:paragraph-rsid="0099b512" style:font-weight-asian="bold" style:font-weight-complex="bold"/>
    </style:style>
    <style:style style:name="P8" style:family="paragraph" style:parent-style-name="Header">
      <style:paragraph-properties fo:text-align="end" style:justify-single-word="false"/>
      <style:text-properties fo:font-weight="normal" officeooo:rsid="0078ce38" officeooo:paragraph-rsid="0078ce38" style:font-weight-asian="normal" style:font-weight-complex="normal"/>
    </style:style>
    <style:style style:name="P9" style:family="paragraph" style:parent-style-name="Standard">
      <style:paragraph-properties fo:text-align="justify" style:justify-single-word="false"/>
      <style:text-properties fo:font-weight="normal" officeooo:rsid="008c52bb" officeooo:paragraph-rsid="008c52bb" style:font-weight-asian="normal" style:font-weight-complex="normal"/>
    </style:style>
    <style:style style:name="P10" style:family="paragraph" style:parent-style-name="Standard">
      <style:text-properties fo:font-weight="normal" officeooo:rsid="0094c89a" officeooo:paragraph-rsid="0099b512" style:font-weight-asian="normal" style:font-weight-complex="normal"/>
    </style:style>
    <style:style style:name="P11" style:family="paragraph" style:parent-style-name="Standard">
      <style:paragraph-properties fo:text-align="center" style:justify-single-word="false"/>
    </style:style>
    <style:style style:name="P12" style:family="paragraph" style:parent-style-name="Footer">
      <style:paragraph-properties fo:text-align="center" style:justify-single-word="false"/>
    </style:style>
    <style:style style:name="P13" style:family="paragraph" style:parent-style-name="Title">
      <style:paragraph-properties fo:text-align="center" style:justify-single-word="false"/>
    </style:style>
    <style:style style:name="P14" style:family="paragraph" style:parent-style-name="Text_20_body">
      <style:paragraph-properties fo:text-align="center" style:justify-single-word="false"/>
      <style:text-properties officeooo:paragraph-rsid="006a5f80"/>
    </style:style>
    <style:style style:name="P15" style:family="paragraph" style:parent-style-name="Standard">
      <style:paragraph-properties fo:text-align="justify" style:justify-single-word="false"/>
      <style:text-properties officeooo:rsid="001c66ba" officeooo:paragraph-rsid="002b36ee"/>
    </style:style>
    <style:style style:name="P16" style:family="paragraph" style:parent-style-name="Standard">
      <style:paragraph-properties fo:text-align="justify" style:justify-single-word="false"/>
      <style:text-properties style:font-name-complex="Calibri2"/>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officeooo:paragraph-rsid="002e2c21"/>
    </style:style>
    <style:style style:name="P19" style:family="paragraph" style:parent-style-name="Standard">
      <style:paragraph-properties fo:text-align="justify" style:justify-single-word="false"/>
      <style:text-properties officeooo:paragraph-rsid="0024493e"/>
    </style:style>
    <style:style style:name="P20" style:family="paragraph" style:parent-style-name="Standard">
      <style:paragraph-properties fo:text-align="justify" style:justify-single-word="false"/>
      <style:text-properties officeooo:paragraph-rsid="00912fc4"/>
    </style:style>
    <style:style style:name="P21" style:family="paragraph" style:parent-style-name="Standard">
      <style:paragraph-properties fo:text-align="justify" style:justify-single-word="false"/>
      <style:text-properties officeooo:rsid="00514892" officeooo:paragraph-rsid="00514892"/>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Contents_20_2">
      <style:paragraph-properties>
        <style:tab-stops>
          <style:tab-stop style:position="6.6929in" style:type="right" style:leader-style="dotted" style:leader-text="."/>
        </style:tab-stops>
      </style:paragraph-properties>
    </style:style>
    <style:style style:name="P24" style:family="paragraph" style:parent-style-name="Contents_20_3">
      <style:paragraph-properties>
        <style:tab-stops>
          <style:tab-stop style:position="6.6929in" style:type="right" style:leader-style="dotted" style:leader-text="."/>
        </style:tab-stops>
      </style:paragraph-properties>
    </style:style>
    <style:style style:name="P25" style:family="paragraph" style:parent-style-name="Contents_20_4">
      <style:paragraph-properties>
        <style:tab-stops>
          <style:tab-stop style:position="6.6929in" style:type="right" style:leader-style="dotted" style:leader-text="."/>
        </style:tab-stops>
      </style:paragraph-properties>
    </style:style>
    <style:style style:name="P26" style:family="paragraph" style:parent-style-name="Standard">
      <style:paragraph-properties fo:text-align="justify" style:justify-single-word="false"/>
      <style:text-properties officeooo:rsid="000ad0c3"/>
    </style:style>
    <style:style style:name="P27" style:family="paragraph" style:parent-style-name="Standard">
      <style:text-properties officeooo:paragraph-rsid="00966e08"/>
    </style:style>
    <style:style style:name="P28" style:family="paragraph" style:parent-style-name="Standard">
      <style:text-properties officeooo:paragraph-rsid="00975ad9"/>
    </style:style>
    <style:style style:name="P29" style:family="paragraph" style:parent-style-name="Standard">
      <style:text-properties officeooo:paragraph-rsid="009860f5"/>
    </style:style>
    <style:style style:name="P30" style:family="paragraph" style:parent-style-name="Standard">
      <style:text-properties officeooo:rsid="00a1e9e5" officeooo:paragraph-rsid="0099b512"/>
    </style:style>
    <style:style style:name="P31" style:family="paragraph" style:parent-style-name="Standard">
      <style:text-properties officeooo:rsid="00929566" officeooo:paragraph-rsid="0099b512"/>
    </style:style>
    <style:style style:name="P32" style:family="paragraph" style:parent-style-name="Standard">
      <style:text-properties officeooo:rsid="009426ba" officeooo:paragraph-rsid="0099b512"/>
    </style:style>
    <style:style style:name="P33" style:family="paragraph" style:parent-style-name="Standard">
      <style:text-properties officeooo:rsid="0099701a" officeooo:paragraph-rsid="0099b512"/>
    </style:style>
    <style:style style:name="P34" style:family="paragraph" style:parent-style-name="Standard">
      <style:text-properties officeooo:rsid="0094c89a" officeooo:paragraph-rsid="0099b512"/>
    </style:style>
    <style:style style:name="P35" style:family="paragraph" style:parent-style-name="Standard">
      <style:text-properties officeooo:rsid="0098459f" officeooo:paragraph-rsid="0099b512"/>
    </style:style>
    <style:style style:name="P36" style:family="paragraph" style:parent-style-name="Standard">
      <style:text-properties officeooo:rsid="009ba705" officeooo:paragraph-rsid="0099b512"/>
    </style:style>
    <style:style style:name="P37" style:family="paragraph" style:parent-style-name="Standard">
      <style:text-properties officeooo:rsid="009d1c70" officeooo:paragraph-rsid="0099b512"/>
    </style:style>
    <style:style style:name="P38" style:family="paragraph" style:parent-style-name="Standard">
      <style:text-properties officeooo:rsid="00a08eaa" officeooo:paragraph-rsid="0099b512"/>
    </style:style>
    <style:style style:name="P39" style:family="paragraph" style:parent-style-name="Standard">
      <style:text-properties officeooo:paragraph-rsid="0099b512"/>
    </style:style>
    <style:style style:name="P40" style:family="paragraph" style:parent-style-name="Standard">
      <style:text-properties officeooo:paragraph-rsid="009c69a2"/>
    </style:style>
    <style:style style:name="P41" style:family="paragraph" style:parent-style-name="Text_20_body">
      <style:text-properties style:font-name="Calibri1" fo:font-size="12pt" style:font-size-asian="12pt" style:font-size-complex="12pt"/>
    </style:style>
    <style:style style:name="P42" style:family="paragraph" style:parent-style-name="Subtitle">
      <style:paragraph-properties fo:text-align="center" style:justify-single-word="false"/>
      <style:text-properties fo:color="#311b90" loext:opacity="100%" style:font-name="Liberation Sans" fo:font-size="18pt" officeooo:rsid="00a2e33e" officeooo:paragraph-rsid="00a2e33e" style:font-name-asian="PingFang SC" style:font-size-asian="18pt" style:font-name-complex="Arial Unicode MS" style:font-size-complex="18pt"/>
    </style:style>
    <style:style style:name="P43" style:family="paragraph" style:parent-style-name="Heading_20_1">
      <style:text-properties fo:color="#4527a0" loext:opacity="100%" style:font-name="Calibri Light" fo:font-size="16pt" officeooo:rsid="00912fc4" officeooo:paragraph-rsid="00912fc4" style:font-name-asian="Calibri2" style:font-size-asian="16pt" style:font-name-complex="Tahoma" style:font-size-complex="16pt"/>
    </style:style>
    <style:style style:name="P44" style:family="paragraph" style:parent-style-name="Heading_20_1">
      <style:text-properties officeooo:rsid="00966e08" officeooo:paragraph-rsid="00966e08"/>
    </style:style>
    <style:style style:name="P45" style:family="paragraph" style:parent-style-name="Heading_20_1">
      <style:text-properties officeooo:rsid="00975ad9" officeooo:paragraph-rsid="00975ad9"/>
    </style:style>
    <style:style style:name="P46" style:family="paragraph" style:parent-style-name="Heading_20_2">
      <style:paragraph-properties fo:text-align="justify" style:justify-single-word="false"/>
    </style:style>
    <style:style style:name="P47" style:family="paragraph" style:parent-style-name="Heading_20_2">
      <style:paragraph-properties fo:text-align="justify" style:justify-single-word="false"/>
      <style:text-properties officeooo:rsid="0092f5c7" officeooo:paragraph-rsid="0092f5c7"/>
    </style:style>
    <style:style style:name="P48" style:family="paragraph" style:parent-style-name="Heading_20_2">
      <style:text-properties officeooo:rsid="00966e08" officeooo:paragraph-rsid="00966e08"/>
    </style:style>
    <style:style style:name="P49" style:family="paragraph" style:parent-style-name="Heading_20_2">
      <style:text-properties officeooo:rsid="00975ad9" officeooo:paragraph-rsid="00975ad9"/>
    </style:style>
    <style:style style:name="P50" style:family="paragraph" style:parent-style-name="Heading_20_2">
      <style:text-properties officeooo:rsid="009860f5" officeooo:paragraph-rsid="009860f5"/>
    </style:style>
    <style:style style:name="P51" style:family="paragraph" style:parent-style-name="Heading_20_3">
      <style:text-properties officeooo:rsid="007c472e" officeooo:paragraph-rsid="007c472e"/>
    </style:style>
    <style:style style:name="P52" style:family="paragraph" style:parent-style-name="Heading_20_4">
      <style:text-properties officeooo:rsid="007f548b" officeooo:paragraph-rsid="007f548b"/>
    </style:style>
    <style:style style:name="P53" style:family="paragraph" style:parent-style-name="Heading_20_4">
      <style:text-properties officeooo:rsid="007c472e" officeooo:paragraph-rsid="007c472e"/>
    </style:style>
    <style:style style:name="P54" style:family="paragraph" style:parent-style-name="Standard" style:list-style-name="L1">
      <style:paragraph-properties fo:text-align="justify" style:justify-single-word="false"/>
      <style:text-properties officeooo:rsid="001c66ba" officeooo:paragraph-rsid="002b36ee"/>
    </style:style>
    <style:style style:name="P55" style:family="paragraph" style:parent-style-name="Standard" style:list-style-name="L1">
      <style:paragraph-properties fo:text-align="justify" style:justify-single-word="false"/>
      <style:text-properties officeooo:rsid="001c8119" officeooo:paragraph-rsid="002b36ee"/>
    </style:style>
    <style:style style:name="P56" style:family="paragraph" style:parent-style-name="Standard" style:list-style-name="L2">
      <style:paragraph-properties fo:text-align="justify" style:justify-single-word="false"/>
      <style:text-properties fo:font-weight="bold" officeooo:rsid="001e7527" officeooo:paragraph-rsid="002b36ee" style:font-weight-asian="bold" style:font-weight-complex="bold"/>
    </style:style>
    <style:style style:name="P57" style:family="paragraph" style:parent-style-name="Standard" style:list-style-name="L3">
      <style:paragraph-properties fo:text-align="justify" style:justify-single-word="false"/>
      <style:text-properties fo:font-weight="bold" officeooo:rsid="001d63de" officeooo:paragraph-rsid="002b36ee" style:font-weight-asian="bold" style:font-weight-complex="bold"/>
    </style:style>
    <style:style style:name="P58" style:family="paragraph" style:parent-style-name="Standard" style:list-style-name="L3">
      <style:paragraph-properties fo:text-align="justify" style:justify-single-word="false"/>
      <style:text-properties fo:font-weight="bold" officeooo:rsid="002b36ee" officeooo:paragraph-rsid="002b36ee" style:font-weight-asian="bold" style:font-weight-complex="bold"/>
    </style:style>
    <style:style style:name="P59" style:family="paragraph" style:parent-style-name="Standard" style:list-style-name="L3">
      <style:paragraph-properties fo:text-align="justify" style:justify-single-word="false"/>
      <style:text-properties fo:font-weight="bold" officeooo:rsid="0011dff1" officeooo:paragraph-rsid="002b36ee" style:font-weight-asian="bold" style:font-weight-complex="bold"/>
    </style:style>
    <style:style style:name="P60" style:family="paragraph" style:parent-style-name="Standard" style:list-style-name="L6">
      <style:paragraph-properties fo:text-align="justify" style:justify-single-word="false"/>
      <style:text-properties fo:font-weight="bold" officeooo:rsid="00514892" officeooo:paragraph-rsid="00572c97" style:font-weight-asian="bold" style:font-weight-complex="bold"/>
    </style:style>
    <style:style style:name="P61" style:family="paragraph" style:parent-style-name="Standard" style:list-style-name="L7">
      <style:paragraph-properties fo:text-align="justify" style:justify-single-word="false"/>
      <style:text-properties fo:font-weight="bold" officeooo:rsid="00514892" officeooo:paragraph-rsid="00514892" style:font-weight-asian="bold" style:font-weight-complex="bold"/>
    </style:style>
    <style:style style:name="P62" style:family="paragraph" style:parent-style-name="Standard" style:list-style-name="L6">
      <style:paragraph-properties fo:text-align="justify" style:justify-single-word="false"/>
      <style:text-properties fo:font-weight="bold" officeooo:rsid="00572c97" officeooo:paragraph-rsid="00572c97" style:font-weight-asian="bold" style:font-weight-complex="bold"/>
    </style:style>
    <style:style style:name="P63" style:family="paragraph" style:parent-style-name="Standard" style:list-style-name="L6">
      <style:paragraph-properties fo:text-align="justify" style:justify-single-word="false"/>
      <style:text-properties fo:font-weight="bold" officeooo:rsid="00579696" officeooo:paragraph-rsid="00579696" style:font-weight-asian="bold" style:font-weight-complex="bold"/>
    </style:style>
    <style:style style:name="P64" style:family="paragraph" style:parent-style-name="Standard" style:list-style-name="L8">
      <style:paragraph-properties fo:text-align="justify" style:justify-single-word="false"/>
      <style:text-properties fo:font-weight="bold" officeooo:rsid="0092f5c7" officeooo:paragraph-rsid="0092f5c7" style:font-weight-asian="bold" style:font-weight-complex="bold"/>
    </style:style>
    <style:style style:name="P65" style:family="paragraph" style:parent-style-name="Standard" style:list-style-name="L10">
      <style:paragraph-properties fo:text-align="justify" style:justify-single-word="false"/>
      <style:text-properties fo:font-weight="bold" officeooo:rsid="0092f5c7" officeooo:paragraph-rsid="0092f5c7" style:font-weight-asian="bold" style:font-weight-complex="bold"/>
    </style:style>
    <style:style style:name="P66" style:family="paragraph" style:parent-style-name="Standard" style:list-style-name="L8">
      <style:paragraph-properties fo:text-align="justify" style:justify-single-word="false"/>
      <style:text-properties fo:font-weight="bold" officeooo:rsid="002ee817" officeooo:paragraph-rsid="0092f5c7" style:font-weight-asian="bold" style:font-weight-complex="bold"/>
    </style:style>
    <style:style style:name="P67" style:family="paragraph" style:parent-style-name="Standard" style:list-style-name="L9">
      <style:paragraph-properties fo:text-align="justify" style:justify-single-word="false"/>
      <style:text-properties fo:font-weight="bold" officeooo:rsid="002ee817" officeooo:paragraph-rsid="0030c451" style:font-weight-asian="bold" style:font-weight-complex="bold"/>
    </style:style>
    <style:style style:name="P68" style:family="paragraph" style:parent-style-name="Standard" style:list-style-name="L10">
      <style:paragraph-properties fo:text-align="justify" style:justify-single-word="false"/>
      <style:text-properties fo:font-weight="bold" officeooo:rsid="002ee817" officeooo:paragraph-rsid="00402f24" style:font-weight-asian="bold" style:font-weight-complex="bold"/>
    </style:style>
    <style:style style:name="P69" style:family="paragraph" style:parent-style-name="Standard" style:list-style-name="L10">
      <style:paragraph-properties fo:text-align="justify" style:justify-single-word="false"/>
      <style:text-properties fo:font-weight="bold" officeooo:rsid="002ee817" officeooo:paragraph-rsid="0030c451" style:font-weight-asian="bold" style:font-weight-complex="bold"/>
    </style:style>
    <style:style style:name="P70" style:family="paragraph" style:parent-style-name="Standard" style:list-style-name="L9">
      <style:paragraph-properties fo:text-align="justify" style:justify-single-word="false"/>
      <style:text-properties fo:font-weight="bold" officeooo:rsid="002e2c21" officeooo:paragraph-rsid="0030c451" style:font-weight-asian="bold" style:font-weight-complex="bold"/>
    </style:style>
    <style:style style:name="P71" style:family="paragraph" style:parent-style-name="Standard" style:list-style-name="L9">
      <style:paragraph-properties fo:text-align="justify" style:justify-single-word="false"/>
      <style:text-properties fo:font-weight="bold" officeooo:rsid="0039ebeb" officeooo:paragraph-rsid="0039ebeb" style:font-weight-asian="bold" style:font-weight-complex="bold"/>
    </style:style>
    <style:style style:name="P72" style:family="paragraph" style:parent-style-name="Standard" style:list-style-name="L9">
      <style:paragraph-properties fo:text-align="justify" style:justify-single-word="false"/>
      <style:text-properties fo:font-weight="bold" officeooo:rsid="003a73bb" officeooo:paragraph-rsid="003a73bb" style:font-weight-asian="bold" style:font-weight-complex="bold"/>
    </style:style>
    <style:style style:name="P73" style:family="paragraph" style:parent-style-name="Standard" style:list-style-name="L10">
      <style:paragraph-properties fo:text-align="justify" style:justify-single-word="false"/>
      <style:text-properties fo:font-weight="bold" officeooo:rsid="0093e955" officeooo:paragraph-rsid="0093e955" style:font-weight-asian="bold" style:font-weight-complex="bold"/>
    </style:style>
    <style:style style:name="P74" style:family="paragraph" style:parent-style-name="Standard" style:list-style-name="L2">
      <style:paragraph-properties fo:text-align="justify" style:justify-single-word="false"/>
      <style:text-properties officeooo:paragraph-rsid="002b36ee"/>
    </style:style>
    <style:style style:name="P75" style:family="paragraph" style:parent-style-name="Standard" style:list-style-name="L4">
      <style:paragraph-properties fo:text-align="justify" style:justify-single-word="false"/>
      <style:text-properties officeooo:paragraph-rsid="002b36ee"/>
    </style:style>
    <style:style style:name="P76" style:family="paragraph" style:parent-style-name="Standard" style:list-style-name="L5">
      <style:paragraph-properties fo:text-align="justify" style:justify-single-word="false"/>
      <style:text-properties officeooo:paragraph-rsid="0026c677"/>
    </style:style>
    <style:style style:name="P77" style:family="paragraph" style:parent-style-name="Standard" style:list-style-name="L7">
      <style:paragraph-properties fo:text-align="justify" style:justify-single-word="false"/>
      <style:text-properties officeooo:paragraph-rsid="0057a0ba"/>
    </style:style>
    <style:style style:name="P78" style:family="paragraph" style:parent-style-name="Standard" style:list-style-name="L9">
      <style:paragraph-properties fo:text-align="justify" style:justify-single-word="false"/>
      <style:text-properties officeooo:paragraph-rsid="0039ebeb"/>
    </style:style>
    <style:style style:name="P79" style:family="paragraph" style:parent-style-name="Standard" style:list-style-name="L9">
      <style:paragraph-properties fo:text-align="justify" style:justify-single-word="false"/>
      <style:text-properties officeooo:paragraph-rsid="0056ca1e"/>
    </style:style>
    <style:style style:name="P80" style:family="paragraph" style:parent-style-name="Standard" style:list-style-name="L10">
      <style:paragraph-properties fo:text-align="justify" style:justify-single-word="false"/>
      <style:text-properties officeooo:paragraph-rsid="00468f5f"/>
    </style:style>
    <style:style style:name="P81" style:family="paragraph" style:parent-style-name="Standard" style:list-style-name="L10">
      <style:paragraph-properties fo:text-align="justify" style:justify-single-word="false"/>
      <style:text-properties officeooo:paragraph-rsid="004cfe80"/>
    </style:style>
    <style:style style:name="P82" style:family="paragraph" style:parent-style-name="Standard" style:list-style-name="L10">
      <style:paragraph-properties fo:text-align="justify" style:justify-single-word="false"/>
      <style:text-properties officeooo:paragraph-rsid="004d3dc1"/>
    </style:style>
    <style:style style:name="P83" style:family="paragraph" style:parent-style-name="Standard" style:list-style-name="L13">
      <style:paragraph-properties fo:text-align="justify" style:justify-single-word="false"/>
      <style:text-properties officeooo:paragraph-rsid="007f548b"/>
    </style:style>
    <style:style style:name="P84" style:family="paragraph" style:parent-style-name="Standard" style:list-style-name="L5">
      <style:paragraph-properties fo:text-align="justify" style:justify-single-word="false"/>
      <style:text-properties officeooo:rsid="001cae20" officeooo:paragraph-rsid="0026c677"/>
    </style:style>
    <style:style style:name="P85" style:family="paragraph" style:parent-style-name="Standard" style:list-style-name="L8">
      <style:paragraph-properties fo:text-align="justify" style:justify-single-word="false"/>
      <style:text-properties fo:font-weight="normal" officeooo:rsid="003c0b26" officeooo:paragraph-rsid="0092f5c7" style:font-weight-asian="normal" style:font-weight-complex="normal"/>
    </style:style>
    <style:style style:name="P86" style:family="paragraph" style:parent-style-name="Standard" style:list-style-name="L10">
      <style:paragraph-properties fo:text-align="justify" style:justify-single-word="false"/>
      <style:text-properties fo:font-weight="normal" officeooo:rsid="003c0b26" officeooo:paragraph-rsid="00402f24" style:font-weight-asian="normal" style:font-weight-complex="normal"/>
    </style:style>
    <style:style style:name="P87" style:family="paragraph" style:parent-style-name="Standard" style:list-style-name="L8">
      <style:paragraph-properties fo:text-align="justify" style:justify-single-word="false"/>
      <style:text-properties fo:font-weight="normal" officeooo:rsid="003cb47c" officeooo:paragraph-rsid="0092f5c7" style:font-weight-asian="normal" style:font-weight-complex="normal"/>
    </style:style>
    <style:style style:name="P88" style:family="paragraph" style:parent-style-name="Standard" style:list-style-name="L9">
      <style:paragraph-properties fo:text-align="justify" style:justify-single-word="false"/>
      <style:text-properties fo:font-weight="normal" officeooo:rsid="003cb47c" officeooo:paragraph-rsid="003cb47c" style:font-weight-asian="normal" style:font-weight-complex="normal"/>
    </style:style>
    <style:style style:name="P89" style:family="paragraph" style:parent-style-name="Standard" style:list-style-name="L10">
      <style:paragraph-properties fo:text-align="justify" style:justify-single-word="false"/>
      <style:text-properties fo:font-weight="normal" officeooo:rsid="003cb47c" officeooo:paragraph-rsid="00402f24" style:font-weight-asian="normal" style:font-weight-complex="normal"/>
    </style:style>
    <style:style style:name="P90" style:family="paragraph" style:parent-style-name="Standard" style:list-style-name="L8">
      <style:paragraph-properties fo:text-align="justify" style:justify-single-word="false"/>
      <style:text-properties fo:font-weight="normal" officeooo:rsid="003e818b" officeooo:paragraph-rsid="0092f5c7" style:font-weight-asian="normal" style:font-weight-complex="normal"/>
    </style:style>
    <style:style style:name="P91" style:family="paragraph" style:parent-style-name="Standard" style:list-style-name="L10">
      <style:paragraph-properties fo:text-align="justify" style:justify-single-word="false"/>
      <style:text-properties fo:font-weight="normal" officeooo:rsid="003e818b" officeooo:paragraph-rsid="00402f24" style:font-weight-asian="normal" style:font-weight-complex="normal"/>
    </style:style>
    <style:style style:name="P92" style:family="paragraph" style:parent-style-name="Standard" style:list-style-name="L9">
      <style:paragraph-properties fo:text-align="justify" style:justify-single-word="false"/>
      <style:text-properties fo:font-weight="normal" officeooo:rsid="0039287d" officeooo:paragraph-rsid="0039287d" style:font-weight-asian="normal" style:font-weight-complex="normal"/>
    </style:style>
    <style:style style:name="P93" style:family="paragraph" style:parent-style-name="Standard" style:list-style-name="L9">
      <style:paragraph-properties fo:text-align="justify" style:justify-single-word="false"/>
      <style:text-properties fo:font-weight="normal" officeooo:rsid="0039ebeb" officeooo:paragraph-rsid="0039ebeb" style:font-weight-asian="normal" style:font-weight-complex="normal"/>
    </style:style>
    <style:style style:name="P94" style:family="paragraph" style:parent-style-name="Standard" style:list-style-name="L9">
      <style:paragraph-properties fo:text-align="justify" style:justify-single-word="false"/>
      <style:text-properties fo:font-weight="normal" officeooo:rsid="003a73bb" officeooo:paragraph-rsid="003a73bb" style:font-weight-asian="normal" style:font-weight-complex="normal"/>
    </style:style>
    <style:style style:name="P95" style:family="paragraph" style:parent-style-name="Standard" style:list-style-name="L9">
      <style:paragraph-properties fo:text-align="justify" style:justify-single-word="false"/>
      <style:text-properties fo:font-weight="normal" officeooo:rsid="00897047" officeooo:paragraph-rsid="00897047" style:font-weight-asian="normal" style:font-weight-complex="normal"/>
    </style:style>
    <style:style style:name="P96" style:family="paragraph" style:parent-style-name="Standard" style:list-style-name="L10">
      <style:paragraph-properties fo:text-align="justify" style:justify-single-word="false"/>
      <style:text-properties fo:font-weight="normal" officeooo:rsid="0043bc52" officeooo:paragraph-rsid="0043bc52" style:font-weight-asian="normal" style:font-weight-complex="normal"/>
    </style:style>
    <style:style style:name="P97" style:family="paragraph" style:parent-style-name="Standard" style:list-style-name="L10">
      <style:paragraph-properties fo:text-align="justify" style:justify-single-word="false"/>
      <style:text-properties fo:font-weight="normal" officeooo:rsid="00468f5f" officeooo:paragraph-rsid="00468f5f" style:font-weight-asian="normal" style:font-weight-complex="normal"/>
    </style:style>
    <style:style style:name="P98" style:family="paragraph" style:parent-style-name="Standard" style:list-style-name="L10">
      <style:paragraph-properties fo:text-align="justify" style:justify-single-word="false"/>
      <style:text-properties fo:font-weight="normal" officeooo:rsid="00468f5f" officeooo:paragraph-rsid="007830ca" style:font-weight-asian="normal" style:font-weight-complex="normal"/>
    </style:style>
    <style:style style:name="P99" style:family="paragraph" style:parent-style-name="Standard" style:list-style-name="L10">
      <style:paragraph-properties fo:text-align="justify" style:justify-single-word="false"/>
      <style:text-properties fo:font-weight="normal" officeooo:rsid="0093e955" officeooo:paragraph-rsid="0093e955" style:font-weight-asian="normal" style:font-weight-complex="normal"/>
    </style:style>
    <style:style style:name="P100" style:family="paragraph" style:parent-style-name="Standard" style:list-style-name="L10">
      <style:paragraph-properties fo:text-align="justify" style:justify-single-word="false"/>
      <style:text-properties fo:font-weight="normal" officeooo:rsid="00481d39" officeooo:paragraph-rsid="00481d39" style:font-weight-asian="normal" style:font-weight-complex="normal"/>
    </style:style>
    <style:style style:name="P101" style:family="paragraph" style:parent-style-name="Standard" style:list-style-name="L13">
      <style:paragraph-properties fo:text-align="justify" style:justify-single-word="false"/>
      <style:text-properties fo:font-weight="normal" officeooo:rsid="00481d39" officeooo:paragraph-rsid="008c52bb" style:font-weight-asian="normal" style:font-weight-complex="normal"/>
    </style:style>
    <style:style style:name="P102" style:family="paragraph" style:parent-style-name="Standard" style:list-style-name="L10">
      <style:paragraph-properties fo:text-align="justify" style:justify-single-word="false"/>
      <style:text-properties fo:font-weight="normal" officeooo:rsid="004cfe80" officeooo:paragraph-rsid="007830ca" style:font-weight-asian="normal" style:font-weight-complex="normal"/>
    </style:style>
    <style:style style:name="P103" style:family="paragraph" style:parent-style-name="Standard" style:list-style-name="L10">
      <style:paragraph-properties fo:text-align="justify" style:justify-single-word="false"/>
      <style:text-properties fo:font-weight="normal" officeooo:rsid="004d3dc1" officeooo:paragraph-rsid="007531b4" style:font-weight-asian="normal" style:font-weight-complex="normal"/>
    </style:style>
    <style:style style:name="P104" style:family="paragraph" style:parent-style-name="Standard" style:list-style-name="L10">
      <style:paragraph-properties fo:text-align="justify" style:justify-single-word="false"/>
      <style:text-properties fo:font-weight="normal" officeooo:rsid="004d3dc1" officeooo:paragraph-rsid="004d3dc1" style:font-weight-asian="normal" style:font-weight-complex="normal"/>
    </style:style>
    <style:style style:name="P105" style:family="paragraph" style:parent-style-name="Standard" style:list-style-name="L13">
      <style:paragraph-properties fo:text-align="justify" style:justify-single-word="false"/>
      <style:text-properties fo:font-weight="normal" officeooo:rsid="008c52bb" officeooo:paragraph-rsid="008c52bb" style:font-weight-asian="normal" style:font-weight-complex="normal"/>
    </style:style>
    <style:style style:name="P106" style:family="paragraph" style:parent-style-name="Standard" style:list-style-name="L10">
      <style:paragraph-properties fo:text-align="justify" style:justify-single-word="false"/>
      <style:text-properties officeooo:rsid="002ee817" officeooo:paragraph-rsid="0030c451"/>
    </style:style>
    <style:style style:name="P107" style:family="paragraph" style:parent-style-name="Standard" style:list-style-name="L11">
      <style:text-properties officeooo:rsid="007f548b" officeooo:paragraph-rsid="007f548b"/>
    </style:style>
    <style:style style:name="P108" style:family="paragraph" style:parent-style-name="Standard" style:list-style-name="L11">
      <style:text-properties officeooo:rsid="0086b958" officeooo:paragraph-rsid="0086b958"/>
    </style:style>
    <style:style style:name="P109" style:family="paragraph" style:parent-style-name="Standard" style:list-style-name="L12">
      <style:text-properties officeooo:paragraph-rsid="007c472e"/>
    </style:style>
    <style:style style:name="P110" style:family="paragraph" style:parent-style-name="Standard" style:list-style-name="L12">
      <style:text-properties officeooo:rsid="007cc3e4" officeooo:paragraph-rsid="007cc3e4"/>
    </style:style>
    <style:style style:name="P111" style:family="paragraph" style:parent-style-name="Standard" style:list-style-name="L12">
      <style:text-properties officeooo:rsid="009467a0" officeooo:paragraph-rsid="009467a0"/>
    </style:style>
    <style:style style:name="P112" style:family="paragraph" style:parent-style-name="Standard" style:list-style-name="L12">
      <style:text-properties officeooo:rsid="007c472e" officeooo:paragraph-rsid="007c472e"/>
    </style:style>
    <style:style style:name="P113" style:family="paragraph" style:parent-style-name="Standard" style:list-style-name="L13">
      <style:paragraph-properties fo:text-align="justify" style:justify-single-word="false"/>
      <style:text-properties officeooo:rsid="008567a6" officeooo:paragraph-rsid="008c52bb"/>
    </style:style>
    <style:style style:name="P114" style:family="paragraph" style:parent-style-name="Standard" style:list-style-name="L14">
      <style:text-properties officeooo:rsid="00929566" officeooo:paragraph-rsid="0099b512"/>
    </style:style>
    <style:style style:name="P115" style:family="paragraph" style:parent-style-name="Standard" style:list-style-name="L14">
      <style:text-properties officeooo:rsid="009426ba" officeooo:paragraph-rsid="0099b512"/>
    </style:style>
    <style:style style:name="P116" style:family="paragraph" style:parent-style-name="Standard" style:list-style-name="L15">
      <style:text-properties officeooo:rsid="009426ba" officeooo:paragraph-rsid="0099b512"/>
    </style:style>
    <style:style style:name="P117" style:family="paragraph" style:parent-style-name="Standard" style:list-style-name="L17">
      <style:text-properties officeooo:rsid="009426ba" officeooo:paragraph-rsid="0099b512"/>
    </style:style>
    <style:style style:name="P118" style:family="paragraph" style:parent-style-name="Standard" style:list-style-name="L19">
      <style:text-properties officeooo:rsid="009426ba" officeooo:paragraph-rsid="0099b512"/>
    </style:style>
    <style:style style:name="P119" style:family="paragraph" style:parent-style-name="Standard" style:list-style-name="L21">
      <style:text-properties officeooo:rsid="009426ba" officeooo:paragraph-rsid="0099b512"/>
    </style:style>
    <style:style style:name="P120" style:family="paragraph" style:parent-style-name="Standard" style:list-style-name="L23">
      <style:text-properties officeooo:rsid="009426ba" officeooo:paragraph-rsid="0099b512"/>
    </style:style>
    <style:style style:name="P121" style:family="paragraph" style:parent-style-name="Standard" style:list-style-name="L15">
      <style:text-properties officeooo:rsid="0099701a" officeooo:paragraph-rsid="0099b512"/>
    </style:style>
    <style:style style:name="P122" style:family="paragraph" style:parent-style-name="Standard" style:list-style-name="L20">
      <style:text-properties officeooo:rsid="0099701a" officeooo:paragraph-rsid="0099b512"/>
    </style:style>
    <style:style style:name="P123" style:family="paragraph" style:parent-style-name="Standard" style:list-style-name="L21">
      <style:text-properties officeooo:rsid="0099701a" officeooo:paragraph-rsid="0099b512"/>
    </style:style>
    <style:style style:name="P124" style:family="paragraph" style:parent-style-name="Standard" style:list-style-name="L16">
      <style:text-properties officeooo:rsid="0094c89a" officeooo:paragraph-rsid="0099b512"/>
    </style:style>
    <style:style style:name="P125" style:family="paragraph" style:parent-style-name="Standard" style:list-style-name="L17">
      <style:text-properties officeooo:rsid="0094c89a" officeooo:paragraph-rsid="0099b512"/>
    </style:style>
    <style:style style:name="P126" style:family="paragraph" style:parent-style-name="Standard" style:list-style-name="L16">
      <style:text-properties officeooo:rsid="0098459f" officeooo:paragraph-rsid="0099b512"/>
    </style:style>
    <style:style style:name="P127" style:family="paragraph" style:parent-style-name="Standard" style:list-style-name="L17">
      <style:text-properties officeooo:rsid="0098459f" officeooo:paragraph-rsid="0099b512"/>
    </style:style>
    <style:style style:name="P128" style:family="paragraph" style:parent-style-name="Standard" style:list-style-name="L18">
      <style:text-properties officeooo:rsid="0098459f" officeooo:paragraph-rsid="0099b512"/>
    </style:style>
    <style:style style:name="P129" style:family="paragraph" style:parent-style-name="Standard" style:list-style-name="L19">
      <style:text-properties officeooo:rsid="0098459f" officeooo:paragraph-rsid="0099b512"/>
    </style:style>
    <style:style style:name="P130" style:family="paragraph" style:parent-style-name="Standard" style:list-style-name="L21">
      <style:text-properties officeooo:rsid="009e79ba" officeooo:paragraph-rsid="0099b512"/>
    </style:style>
    <style:style style:name="P131" style:family="paragraph" style:parent-style-name="Standard" style:list-style-name="L22">
      <style:text-properties officeooo:rsid="009e79ba" officeooo:paragraph-rsid="0099b512"/>
    </style:style>
    <style:style style:name="P132" style:family="paragraph" style:parent-style-name="Standard" style:list-style-name="L23">
      <style:text-properties officeooo:rsid="009e79ba" officeooo:paragraph-rsid="0099b512"/>
    </style:style>
    <style:style style:name="P133" style:family="paragraph" style:parent-style-name="Standard" style:list-style-name="L22">
      <style:text-properties officeooo:rsid="009ed5a8" officeooo:paragraph-rsid="0099b512"/>
    </style:style>
    <style:style style:name="P134" style:family="paragraph" style:parent-style-name="Standard" style:list-style-name="L23">
      <style:text-properties officeooo:rsid="009ed5a8" officeooo:paragraph-rsid="0099b512"/>
    </style:style>
    <style:style style:name="P135" style:family="paragraph" style:parent-style-name="Standard" style:list-style-name="L24">
      <style:text-properties officeooo:rsid="00a08eaa" officeooo:paragraph-rsid="0099b512"/>
    </style:style>
    <style:style style:name="P136" style:family="paragraph" style:parent-style-name="Standard" style:list-style-name="L25">
      <style:text-properties officeooo:rsid="00a08eaa" officeooo:paragraph-rsid="0099b512"/>
    </style:style>
    <style:style style:name="T1" style:family="text">
      <style:text-properties fo:font-weight="normal" style:font-weight-asian="normal" style:font-weight-complex="normal"/>
    </style:style>
    <style:style style:name="T2" style:family="text">
      <style:text-properties fo:font-weight="normal" officeooo:rsid="001e7527" style:font-weight-asian="normal" style:font-weight-complex="normal"/>
    </style:style>
    <style:style style:name="T3" style:family="text">
      <style:text-properties fo:font-weight="normal" officeooo:rsid="001efe06" style:font-weight-asian="normal" style:font-weight-complex="normal"/>
    </style:style>
    <style:style style:name="T4" style:family="text">
      <style:text-properties fo:font-weight="normal" officeooo:rsid="001fc864" style:font-weight-asian="normal" style:font-weight-complex="normal"/>
    </style:style>
    <style:style style:name="T5" style:family="text">
      <style:text-properties fo:font-weight="normal" officeooo:rsid="000e29cb" style:font-weight-asian="normal" style:font-weight-complex="normal"/>
    </style:style>
    <style:style style:name="T6" style:family="text">
      <style:text-properties fo:font-weight="normal" officeooo:rsid="0011dff1" style:font-weight-asian="normal" style:font-weight-complex="normal"/>
    </style:style>
    <style:style style:name="T7" style:family="text">
      <style:text-properties fo:font-weight="normal" officeooo:rsid="001770db" style:font-weight-asian="normal" style:font-weight-complex="normal"/>
    </style:style>
    <style:style style:name="T8" style:family="text">
      <style:text-properties fo:font-weight="normal" officeooo:rsid="0039ebeb" style:font-weight-asian="normal" style:font-weight-complex="normal"/>
    </style:style>
    <style:style style:name="T9" style:family="text">
      <style:text-properties fo:font-weight="normal" officeooo:rsid="004d3dc1" style:font-weight-asian="normal" style:font-weight-complex="normal"/>
    </style:style>
    <style:style style:name="T10" style:family="text">
      <style:text-properties fo:font-weight="normal" officeooo:rsid="0053125b" style:font-weight-asian="normal" style:font-weight-complex="normal"/>
    </style:style>
    <style:style style:name="T11" style:family="text">
      <style:text-properties fo:font-weight="normal" officeooo:rsid="00579696" style:font-weight-asian="normal" style:font-weight-complex="normal"/>
    </style:style>
    <style:style style:name="T12" style:family="text">
      <style:text-properties fo:font-weight="normal" officeooo:rsid="00468f5f" style:font-weight-asian="normal" style:font-weight-complex="normal"/>
    </style:style>
    <style:style style:name="T13" style:family="text">
      <style:text-properties fo:font-weight="normal" officeooo:rsid="005d6d9e" style:font-weight-asian="normal" style:font-weight-complex="normal"/>
    </style:style>
    <style:style style:name="T14" style:family="text">
      <style:text-properties fo:font-weight="normal" officeooo:rsid="004cfe80" style:font-weight-asian="normal" style:font-weight-complex="normal"/>
    </style:style>
    <style:style style:name="T15" style:family="text">
      <style:text-properties fo:font-weight="normal" officeooo:rsid="005f4a62" style:font-weight-asian="normal" style:font-weight-complex="normal"/>
    </style:style>
    <style:style style:name="T16" style:family="text">
      <style:text-properties fo:font-weight="normal" officeooo:rsid="005fdda2" style:font-weight-asian="normal" style:font-weight-complex="normal"/>
    </style:style>
    <style:style style:name="T17" style:family="text">
      <style:text-properties fo:font-weight="normal" officeooo:rsid="0060f6b8" style:font-weight-asian="normal" style:font-weight-complex="normal"/>
    </style:style>
    <style:style style:name="T18" style:family="text">
      <style:text-properties fo:font-weight="normal" officeooo:rsid="008c52bb" style:font-weight-asian="normal" style:font-weight-complex="normal"/>
    </style:style>
    <style:style style:name="T19" style:family="text">
      <style:text-properties fo:font-weight="normal" officeooo:rsid="008e25a6" style:font-weight-asian="normal" style:font-weight-complex="normal"/>
    </style:style>
    <style:style style:name="T20" style:family="text">
      <style:text-properties fo:font-weight="normal" officeooo:rsid="00912fc4" style:font-weight-asian="normal" style:font-weight-complex="normal"/>
    </style:style>
    <style:style style:name="T21" style:family="text">
      <style:text-properties fo:font-weight="normal" officeooo:rsid="0057a0ba" style:font-weight-asian="normal" style:font-weight-complex="normal"/>
    </style:style>
    <style:style style:name="T22" style:family="text">
      <style:text-properties fo:font-weight="normal" officeooo:rsid="0092f5c7" style:font-weight-asian="normal" style:font-weight-complex="normal"/>
    </style:style>
    <style:style style:name="T23" style:family="text">
      <style:text-properties officeooo:rsid="001c8119"/>
    </style:style>
    <style:style style:name="T24" style:family="text">
      <style:text-properties fo:font-weight="bold" style:font-weight-asian="bold" style:font-weight-complex="bold"/>
    </style:style>
    <style:style style:name="T25" style:family="text">
      <style:text-properties fo:font-weight="bold" officeooo:rsid="001c8119" style:font-weight-asian="bold" style:font-weight-complex="bold"/>
    </style:style>
    <style:style style:name="T26" style:family="text">
      <style:text-properties fo:font-weight="bold" officeooo:rsid="001e7527" style:font-weight-asian="bold" style:font-weight-complex="bold"/>
    </style:style>
    <style:style style:name="T27" style:family="text">
      <style:text-properties fo:font-weight="bold" officeooo:rsid="002b36ee" style:font-weight-asian="bold" style:font-weight-complex="bold"/>
    </style:style>
    <style:style style:name="T28" style:family="text">
      <style:text-properties fo:font-weight="bold" officeooo:rsid="0039ebeb" style:font-weight-asian="bold" style:font-weight-complex="bold"/>
    </style:style>
    <style:style style:name="T29" style:family="text">
      <style:text-properties fo:font-weight="bold" officeooo:rsid="0030c451" style:font-weight-asian="bold" style:font-weight-complex="bold"/>
    </style:style>
    <style:style style:name="T30" style:family="text">
      <style:text-properties fo:font-weight="bold" officeooo:rsid="0055a4a2" style:font-weight-asian="bold" style:font-weight-complex="bold"/>
    </style:style>
    <style:style style:name="T31" style:family="text">
      <style:text-properties fo:font-weight="bold" officeooo:rsid="0057a0ba" style:font-weight-asian="bold" style:font-weight-complex="bold"/>
    </style:style>
    <style:style style:name="T32" style:family="text">
      <style:text-properties fo:font-weight="bold" officeooo:rsid="0098459f" style:font-weight-asian="bold" style:font-weight-complex="bold"/>
    </style:style>
    <style:style style:name="T33" style:family="text">
      <style:text-properties fo:font-weight="bold" officeooo:rsid="0099701a" style:font-weight-asian="bold" style:font-weight-complex="bold"/>
    </style:style>
    <style:style style:name="T34" style:family="text">
      <style:text-properties officeooo:rsid="001d63de"/>
    </style:style>
    <style:style style:name="T35" style:family="text">
      <style:text-properties officeooo:rsid="001e7527"/>
    </style:style>
    <style:style style:name="T36" style:family="text">
      <style:text-properties style:font-name="sans-serif" fo:font-size="11.25pt"/>
    </style:style>
    <style:style style:name="T37" style:family="text">
      <style:text-properties style:font-name="sans-serif" fo:font-size="11.25pt" fo:font-weight="bold" officeooo:rsid="001c66ba" style:font-weight-asian="bold" style:font-weight-complex="bold"/>
    </style:style>
    <style:style style:name="T38" style:family="text">
      <style:text-properties style:font-name="sans-serif" fo:font-size="11.25pt" fo:font-weight="bold" officeooo:rsid="0055a4a2" style:font-weight-asian="bold" style:font-weight-complex="bold"/>
    </style:style>
    <style:style style:name="T39" style:family="text">
      <style:text-properties style:font-name="sans-serif" fo:font-size="11.25pt" fo:font-weight="bold" officeooo:rsid="0056ca1e" style:font-weight-asian="bold" style:font-weight-complex="bold"/>
    </style:style>
    <style:style style:name="T40" style:family="text">
      <style:text-properties style:font-name="sans-serif" fo:font-size="11.25pt" fo:font-weight="normal" style:font-weight-asian="normal" style:font-weight-complex="normal"/>
    </style:style>
    <style:style style:name="T41" style:family="text">
      <style:text-properties style:font-name="sans-serif" fo:font-size="11.25pt" fo:font-weight="normal" officeooo:rsid="001e7527" style:font-weight-asian="normal" style:font-weight-complex="normal"/>
    </style:style>
    <style:style style:name="T42" style:family="text">
      <style:text-properties style:font-name="sans-serif" fo:font-size="11.25pt" fo:font-weight="normal" officeooo:rsid="001efe06" style:font-weight-asian="normal" style:font-weight-complex="normal"/>
    </style:style>
    <style:style style:name="T43" style:family="text">
      <style:text-properties style:font-name="sans-serif" fo:font-size="11.25pt" fo:font-weight="normal" officeooo:rsid="0056ca1e" style:font-weight-asian="normal" style:font-weight-complex="normal"/>
    </style:style>
    <style:style style:name="T44" style:family="text">
      <style:text-properties style:font-name="sans-serif" fo:font-size="11.25pt" fo:font-weight="normal" officeooo:rsid="00572c97" style:font-weight-asian="normal" style:font-weight-complex="normal"/>
    </style:style>
    <style:style style:name="T45" style:family="text">
      <style:text-properties style:font-name="sans-serif" fo:font-size="11.25pt" fo:font-weight="normal" officeooo:rsid="00912fc4" style:font-weight-asian="normal" style:font-weight-complex="normal"/>
    </style:style>
    <style:style style:name="T46" style:family="text">
      <style:text-properties style:font-name="sans-serif" fo:font-size="11.25pt" officeooo:rsid="001c66ba"/>
    </style:style>
    <style:style style:name="T47" style:family="text">
      <style:text-properties style:font-name="sans-serif" fo:font-size="11.25pt" officeooo:rsid="001770db"/>
    </style:style>
    <style:style style:name="T48" style:family="text">
      <style:text-properties style:font-name="sans-serif" fo:font-size="11.25pt" officeooo:rsid="00193017"/>
    </style:style>
    <style:style style:name="T49" style:family="text">
      <style:text-properties officeooo:rsid="0022ea32"/>
    </style:style>
    <style:style style:name="T50" style:family="text">
      <style:text-properties officeooo:rsid="00244107"/>
    </style:style>
    <style:style style:name="T51" style:family="text">
      <style:text-properties fo:language="it" fo:country="IT"/>
    </style:style>
    <style:style style:name="T52" style:family="text">
      <style:text-properties fo:language="it" fo:country="IT" officeooo:rsid="00244107"/>
    </style:style>
    <style:style style:name="T53" style:family="text">
      <style:text-properties fo:language="it" fo:country="IT" officeooo:rsid="0024493e"/>
    </style:style>
    <style:style style:name="T54" style:family="text">
      <style:text-properties officeooo:rsid="000a0bbb"/>
    </style:style>
    <style:style style:name="T55" style:family="text">
      <style:text-properties officeooo:rsid="000a62a4"/>
    </style:style>
    <style:style style:name="T56" style:family="text">
      <style:text-properties officeooo:rsid="001b474f"/>
    </style:style>
    <style:style style:name="T57" style:family="text">
      <style:text-properties officeooo:rsid="001cae20"/>
    </style:style>
    <style:style style:name="T58" style:family="text">
      <style:text-properties officeooo:rsid="0028edd5"/>
    </style:style>
    <style:style style:name="T59" style:family="text">
      <style:text-properties officeooo:rsid="002b36ee"/>
    </style:style>
    <style:style style:name="T60" style:family="text">
      <style:text-properties officeooo:rsid="0030c451"/>
    </style:style>
    <style:style style:name="T61" style:family="text">
      <style:text-properties officeooo:rsid="0039287d"/>
    </style:style>
    <style:style style:name="T62" style:family="text">
      <style:text-properties officeooo:rsid="0039ebeb"/>
    </style:style>
    <style:style style:name="T63" style:family="text">
      <style:text-properties officeooo:rsid="003a73bb"/>
    </style:style>
    <style:style style:name="T64" style:family="text">
      <style:text-properties officeooo:rsid="003cb47c"/>
    </style:style>
    <style:style style:name="T65" style:family="text">
      <style:text-properties officeooo:rsid="00402f24"/>
    </style:style>
    <style:style style:name="T66" style:family="text">
      <style:text-properties officeooo:rsid="004496a2"/>
    </style:style>
    <style:style style:name="T67" style:family="text">
      <style:text-properties officeooo:rsid="0055a4a2"/>
    </style:style>
    <style:style style:name="T68" style:family="text">
      <style:text-properties officeooo:rsid="0057a0ba"/>
    </style:style>
    <style:style style:name="T69" style:family="text">
      <style:text-properties officeooo:rsid="005a0ecf"/>
    </style:style>
    <style:style style:name="T70" style:family="text">
      <style:text-properties officeooo:rsid="005d6d9e"/>
    </style:style>
    <style:style style:name="T71" style:family="text">
      <style:text-properties officeooo:rsid="0060d975"/>
    </style:style>
    <style:style style:name="T72" style:family="text">
      <style:text-properties officeooo:rsid="006200a5"/>
    </style:style>
    <style:style style:name="T73" style:family="text">
      <style:text-properties officeooo:rsid="0065c391"/>
    </style:style>
    <style:style style:name="T74" style:family="text">
      <style:text-properties officeooo:rsid="006d68ce"/>
    </style:style>
    <style:style style:name="T75" style:family="text">
      <style:text-properties officeooo:rsid="006dcb79"/>
    </style:style>
    <style:style style:name="T76" style:family="text">
      <style:text-properties officeooo:rsid="0075034b"/>
    </style:style>
    <style:style style:name="T77" style:family="text">
      <style:text-properties officeooo:rsid="007531b4"/>
    </style:style>
    <style:style style:name="T78" style:family="text">
      <style:text-properties officeooo:rsid="0076716d"/>
    </style:style>
    <style:style style:name="T79" style:family="text">
      <style:text-properties officeooo:rsid="006a5f80"/>
    </style:style>
    <style:style style:name="T80" style:family="text">
      <style:text-properties officeooo:rsid="0078ce38"/>
    </style:style>
    <style:style style:name="T81" style:family="text">
      <style:text-properties officeooo:rsid="007c12f0"/>
    </style:style>
    <style:style style:name="T82" style:family="text">
      <style:text-properties officeooo:rsid="007f548b"/>
    </style:style>
    <style:style style:name="T83" style:family="text">
      <style:text-properties officeooo:rsid="006a778e"/>
    </style:style>
    <style:style style:name="T84" style:family="text">
      <style:text-properties officeooo:rsid="008c52bb"/>
    </style:style>
    <style:style style:name="T85" style:family="text">
      <style:text-properties officeooo:rsid="000b4bb3"/>
    </style:style>
    <style:style style:name="T86" style:family="text">
      <style:text-properties officeooo:rsid="000ad0c3"/>
    </style:style>
    <style:style style:name="T87" style:family="text">
      <style:text-properties officeooo:rsid="0092f5c7"/>
    </style:style>
    <style:style style:name="T88" style:family="text">
      <style:text-properties officeooo:rsid="0093e955"/>
    </style:style>
    <style:style style:name="T89" style:family="text">
      <style:text-properties officeooo:rsid="00468f5f"/>
    </style:style>
    <style:style style:name="T90" style:family="text">
      <style:text-properties officeooo:rsid="0094c89a"/>
    </style:style>
    <style:style style:name="T91" style:family="text">
      <style:text-properties officeooo:rsid="009d1c70"/>
    </style:style>
    <style:style style:name="T92" style:family="text">
      <style:text-properties officeooo:rsid="009e79ba"/>
    </style:style>
    <style:style style:name="T93" style:family="text">
      <style:text-properties officeooo:rsid="009741ad"/>
    </style:style>
    <style:style style:name="T94" style:family="text">
      <style:text-properties officeooo:rsid="0098459f"/>
    </style:style>
    <style:style style:name="T95" style:family="text">
      <style:text-properties officeooo:rsid="0096b713"/>
    </style:style>
    <style:style style:name="T96" style:family="text">
      <style:text-properties officeooo:rsid="0099701a"/>
    </style:style>
    <style:style style:name="T97" style:family="text">
      <style:text-properties officeooo:rsid="009b3ee6"/>
    </style:style>
    <style:style style:name="T98" style:family="text">
      <style:text-properties officeooo:rsid="009ba705"/>
    </style:style>
    <style:style style:name="T99" style:family="text">
      <style:text-properties officeooo:rsid="009ed5a8"/>
    </style:style>
    <style:style style:name="T100" style:family="text">
      <style:text-properties officeooo:rsid="00a08eaa"/>
    </style:style>
    <style:style style:name="T101" style:family="text">
      <style:text-properties officeooo:rsid="0099b512"/>
    </style:style>
    <style:style style:name="T102" style:family="text">
      <style:text-properties style:use-window-font-color="true" loext:opacity="0%"/>
    </style:style>
    <style:style style:name="T103" style:family="text">
      <style:text-properties style:use-window-font-color="true" loext:opacity="0%"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istema di voto e scrutinio elettronico</text:p>
      <text:p text:style-name="P42">Relazione</text:p>
      <text:p text:style-name="P14">Tommaso Romanò – <text:span text:style-name="T58">941796 </text:span><text:span text:style-name="T80">&amp; </text:span><text:span text:style-name="T79">Luca Rompani - 950205</text:span></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1244_422854579" text:style-name="Index_20_Link" text:visited-style-name="Index_20_Link">1 Descrizione del problema<text:tab/>2</text:a></text:p>
          <text:p text:style-name="P23"><text:a xlink:type="simple" xlink:href="#__RefHeading___Toc1252_422854579" text:style-name="Index_20_Link" text:visited-style-name="Index_20_Link">1.1 Glossario (definizioni, acronimi e abbreviazioni)<text:tab/>2</text:a></text:p>
          <text:p text:style-name="P23"><text:a xlink:type="simple" xlink:href="#__RefHeading___Toc994_19152418" text:style-name="Index_20_Link" text:visited-style-name="Index_20_Link">1.2 Analisi e specifica dei requisiti<text:tab/>3</text:a></text:p>
          <text:p text:style-name="P24"><text:a xlink:type="simple" xlink:href="#__RefHeading___Toc1256_422854579" text:style-name="Index_20_Link" text:visited-style-name="Index_20_Link">1.2.1 Requisiti funzionali<text:tab/>3</text:a></text:p>
          <text:p text:style-name="P25"><text:a xlink:type="simple" xlink:href="#__RefHeading___Toc1258_422854579" text:style-name="Index_20_Link" text:visited-style-name="Index_20_Link">1.2.1.1 Funzioni per elettore<text:tab/>3</text:a></text:p>
          <text:p text:style-name="P25"><text:a xlink:type="simple" xlink:href="#__RefHeading___Toc1260_422854579" text:style-name="Index_20_Link" text:visited-style-name="Index_20_Link">1.2.1.2 Funzioni per gestore<text:tab/>4</text:a></text:p>
          <text:p text:style-name="P24"><text:a xlink:type="simple" xlink:href="#__RefHeading___Toc1262_422854579" text:style-name="Index_20_Link" text:visited-style-name="Index_20_Link">1.2.2 Requisiti non funzionali<text:tab/>6</text:a></text:p>
          <text:p text:style-name="P25"><text:a xlink:type="simple" xlink:href="#__RefHeading___Toc1266_422854579" text:style-name="Index_20_Link" text:visited-style-name="Index_20_Link">1.2.2.1 Requisiti di usabilità<text:tab/>6</text:a></text:p>
          <text:p text:style-name="P25"><text:a xlink:type="simple" xlink:href="#__RefHeading___Toc1268_422854579" text:style-name="Index_20_Link" text:visited-style-name="Index_20_Link">1.2.2.2 Requisiti di sicurezza<text:tab/>6</text:a></text:p>
          <text:p text:style-name="P24"><text:a xlink:type="simple" xlink:href="#__RefHeading___Toc1270_422854579" text:style-name="Index_20_Link" text:visited-style-name="Index_20_Link">1.2.3 Requisiti esterni<text:tab/>6</text:a></text:p>
          <text:p text:style-name="P22"><text:a xlink:type="simple" xlink:href="#__RefHeading___Toc1046_19152418" text:style-name="Index_20_Link" text:visited-style-name="Index_20_Link">2 Progettazione del sistema<text:tab/>6</text:a></text:p>
          <text:p text:style-name="P23"><text:a xlink:type="simple" xlink:href="#__RefHeading___Toc1048_19152418" text:style-name="Index_20_Link" text:visited-style-name="Index_20_Link">2.1 Diagramma dei casi d’uso<text:tab/>6</text:a></text:p>
          <text:p text:style-name="P23"><text:a xlink:type="simple" xlink:href="#__RefHeading___Toc1050_19152418" text:style-name="Index_20_Link" text:visited-style-name="Index_20_Link">2.2 Descrizione degli scenari<text:tab/>6</text:a></text:p>
          <text:p text:style-name="P23"><text:a xlink:type="simple" xlink:href="#__RefHeading___Toc1052_19152418" text:style-name="Index_20_Link" text:visited-style-name="Index_20_Link">2.3 Diagramma delle classi<text:tab/>9</text:a></text:p>
          <text:p text:style-name="P23"><text:a xlink:type="simple" xlink:href="#__RefHeading___Toc1054_19152418" text:style-name="Index_20_Link" text:visited-style-name="Index_20_Link">2.4 Diagrammi di sequenza<text:tab/>9</text:a></text:p>
          <text:p text:style-name="P23"><text:a xlink:type="simple" xlink:href="#__RefHeading___Toc1056_19152418" text:style-name="Index_20_Link" text:visited-style-name="Index_20_Link">2.5 Diagrammi delle attività<text:tab/>9</text:a></text:p>
          <text:p text:style-name="P23"><text:a xlink:type="simple" xlink:href="#__RefHeading___Toc1058_19152418" text:style-name="Index_20_Link" text:visited-style-name="Index_20_Link">2.6 Macchine di stato<text:tab/>9</text:a></text:p>
          <text:p text:style-name="P23"><text:a xlink:type="simple" xlink:href="#__RefHeading___Toc1060_19152418" text:style-name="Index_20_Link" text:visited-style-name="Index_20_Link">2.7 Diagramma dei componenti<text:tab/>9</text:a></text:p>
          <text:p text:style-name="P22"><text:a xlink:type="simple" xlink:href="#__RefHeading___Toc1062_19152418" text:style-name="Index_20_Link" text:visited-style-name="Index_20_Link">3 Implementazione del sistema<text:tab/>9</text:a></text:p>
          <text:p text:style-name="P23"><text:a xlink:type="simple" xlink:href="#__RefHeading___Toc1064_19152418" text:style-name="Index_20_Link" text:visited-style-name="Index_20_Link">3.1 Diagramma delle classi<text:tab/>9</text:a></text:p>
          <text:p text:style-name="P23"><text:a xlink:type="simple" xlink:href="#__RefHeading___Toc1066_19152418" text:style-name="Index_20_Link" text:visited-style-name="Index_20_Link">3.2 Discussione dei pattern utilizzati<text:tab/>9</text:a></text:p>
          <text:p text:style-name="P23"><text:a xlink:type="simple" xlink:href="#__RefHeading___Toc1068_19152418" text:style-name="Index_20_Link" text:visited-style-name="Index_20_Link">3.3 Gestione dei dati persistenti<text:tab/>10</text:a></text:p>
          <text:p text:style-name="P23"><text:a xlink:type="simple" xlink:href="#__RefHeading___Toc1070_19152418" text:style-name="Index_20_Link" text:visited-style-name="Index_20_Link">3.4 Descrizione dell’interfaccia grafica<text:tab/>10</text:a></text:p>
          <text:p text:style-name="P25"><text:a xlink:type="simple" xlink:href="#__RefHeading___Toc1631_3464193572" text:style-name="Index_20_Link" text:visited-style-name="Index_20_Link">3.4.1.1 Accesso<text:tab/>10</text:a></text:p>
          <text:p text:style-name="P23"><text:a xlink:type="simple" xlink:href="#__RefHeading___Toc1072_19152418" text:style-name="Index_20_Link" text:visited-style-name="Index_20_Link">3.5 Diagramma di deployment<text:tab/>10</text:a></text:p>
          <text:p text:style-name="P23"><text:a xlink:type="simple" xlink:href="#__RefHeading___Toc1074_19152418" text:style-name="Index_20_Link" text:visited-style-name="Index_20_Link">3.6 Specifica e verifica dei vincoli<text:tab/>10</text:a></text:p>
          <text:p text:style-name="P23"><text:a xlink:type="simple" xlink:href="#__RefHeading___Toc1076_19152418" text:style-name="Index_20_Link" text:visited-style-name="Index_20_Link">3.7 Descrizione del testing<text:tab/>10</text:a></text:p>
          <text:p text:style-name="P23"><text:a xlink:type="simple" xlink:href="#__RefHeading___Toc1078_19152418" text:style-name="Index_20_Link" text:visited-style-name="Index_20_Link">3.8 Note per l’installazione e l’utilizzo<text:tab/>10</text:a></text:p>
        </text:index-body>
      </text:table-of-content>
      <text:p text:style-name="P16"/>
      <text:p text:style-name="P16"/>
      <text:h text:style-name="P43" text:outline-level="1"><text:bookmark-start text:name="__RefHeading___Toc1244_422854579"/><text:soft-page-break/>Descrizione del problema<text:bookmark-end text:name="__RefHeading___Toc1244_422854579"/></text:h>
      <text:p text:style-name="P17"><text:bookmark-start text:name="__RefHeading___Toc1246_422854579"/><text:bookmark-end text:name="__RefHeading___Toc1246_422854579"/></text:p>
      <text:p text:style-name="P19"><text:span text:style-name="T49">Il sistema di voto e scrutinio elettronico ha l’obbiettivo </text:span><text:span text:style-name="T50">di</text:span><text:span text:style-name="T49"> aiutare il cittadino ad esercitare </text:span><text:span text:style-name="T50">facilmente </text:span><text:span text:style-name="T49">il diritto di voto </text:span><text:span text:style-name="T50">in ogni sua modalità</text:span><text:span text:style-name="T49">, e </text:span><text:span text:style-name="T50">di agevolare </text:span><text:span text:style-name="T49">ai gestori </text:span><text:span text:style-name="T50">del sistema le operazioni di direzione delle sessioni di voto. </text:span><text:span text:style-name="T52">Il seguente</text:span><text:span text:style-name="T51"> documento fornisce le funzionalità da implementare, le proprietà di progettazione che deve soddisfare, e consigli </text:span><text:span text:style-name="T53">utili </text:span><text:span text:style-name="T51">per aiutar</text:span><text:span text:style-name="T52">e </text:span><text:span text:style-name="T53">tutte le parti coinvolte a capire il prodotto dandone una visione completa e condivisa. Infine, definisce univocamente la qualità, performance e sicurezza che il sistema deve avere</text:span>.</text:p>
      <text:p text:style-name="P20"><text:span text:style-name="T85">Lo scopo del sistema è quello di permettere ai suoi utenti di votare e di individuare il vincitore alla fine della votazione. </text:span><text:span text:style-name="T54">Il sistema permette di votare, scegliendo tra i candidati presenti in una scheda, secondo diverse modalità: </text:span><text:span text:style-name="T55">voto categorico, voto ordinale, voto categorico con preferenze e referendum. </text:span><text:span text:style-name="T86">Il sistema permette inoltre (quando le votazioni sono terminate) di selezionare il vincitore, operazione anch’essa fatta in diverse modalità: maggioranza, maggioranza assoluta, referendum senza quorum, referendum con quorum.</text:span></text:p>
      <text:p text:style-name="P26"/>
      <text:p text:style-name="P17"/>
      <text:h text:style-name="P46" text:outline-level="2"><text:bookmark-start text:name="__RefHeading___Toc1252_422854579"/>Glossario (definizioni, acronimi e abbreviazioni)<text:bookmark-end text:name="__RefHeading___Toc1252_422854579"/></text:h>
      <text:p text:style-name="P15">Questo documento utilizza costantemente i seguenti termini per indicare requisiti e raccomandazioni:</text:p>
      <text:list xml:id="list2172956927" text:style-name="L1">
        <text:list-item>
          <text:p text:style-name="P54"><text:span text:style-name="T25">DEVE</text:span><text:span text:style-name="T23">: indica</text:span> requisit<text:span text:style-name="T23">i obbligatori.</text:span></text:p>
        </text:list-item>
        <text:list-item>
          <text:p text:style-name="P55"><text:span text:style-name="T24">DOVREBBE</text:span>: indica requisiti opzionali.</text:p>
        </text:list-item>
      </text:list>
      <text:p text:style-name="P15">Questo documento utilizza costantemente i seguenti termini per indicare <text:span text:style-name="T35">e distinguere</text:span> <text:span text:style-name="T59">le tipologie di </text:span><text:span text:style-name="T27">utente</text:span><text:span text:style-name="T59"> che usano il sistema</text:span><text:span text:style-name="T35">:</text:span></text:p>
      <text:list xml:id="list180721454" text:style-name="L2">
        <text:list-item>
          <text:p text:style-name="P56"><text:span text:style-name="T67">E</text:span>lettore<text:span text:style-name="T1">: </text:span><text:span text:style-name="T4">tipo di </text:span><text:span text:style-name="T3">utente che DEVE </text:span><text:span text:style-name="T4">poter votare </text:span><text:span text:style-name="T20">e, a votazione terminata, visualizzare l’esito</text:span><text:span text:style-name="T4">.</text:span></text:p>
        </text:list-item>
        <text:list-item>
          <text:p text:style-name="P74"><text:span text:style-name="T30">Scrutinatore, </text:span><text:span text:style-name="T26">impiegato</text:span><text:span text:style-name="T2"> o </text:span><text:span text:style-name="T26">gestore</text:span><text:span text:style-name="T2">: </text:span><text:span text:style-name="T4">tipo di utente </text:span><text:span text:style-name="T40">che </text:span><text:span text:style-name="T42">DEVE</text:span><text:span text:style-name="T40"> poter configurare una sessione di voto, specificando l</text:span><text:span text:style-name="T41">e </text:span><text:span text:style-name="T40">modalità di voto e di calcolo del vincitore, inserire le liste dei candidati, far</text:span><text:span text:style-name="T1"> </text:span><text:span text:style-name="T40">partire la fase di scrutinio</text:span><text:span text:style-name="T1"> </text:span><text:span text:style-name="T40">e visualizzare l’esito del</text:span><text:span text:style-name="T45">la votazione</text:span><text:span text:style-name="T40">.</text:span><text:span text:style-name="T1"> </text:span></text:p>
        </text:list-item>
      </text:list>
      <text:p text:style-name="P15">Questo documento utilizza costantemente i seguenti termini per indicare <text:span text:style-name="T23">le modalità di voto supportate dal </text:span><text:span text:style-name="T34">sistema:</text:span></text:p>
      <text:list xml:id="list3740174485" text:style-name="L3">
        <text:list-item>
          <text:p text:style-name="P57"><text:span text:style-name="T67">V</text:span>oto ordinale<text:span text:style-name="T1">: </text:span><text:span text:style-name="T5">indica una seconda tipologia di voto per cui all’elettore è richiesto di ordinare i candidati, gruppi o partiti presenti nella scheda in base alle proprie preferenze (dal più al meno preferito).</text:span></text:p>
        </text:list-item>
        <text:list-item>
          <text:p text:style-name="P58"><text:span text:style-name="T67">V</text:span>oto categorico<text:span text:style-name="T5">: indica una delle tipologie di voto permesse dal sistema secondo cui l’elettore inserisce una preferenza per un candidato (o gruppo/partito).</text:span></text:p>
        </text:list-item>
        <text:list-item>
          <text:p text:style-name="P58"><text:span text:style-name="T67">V</text:span>oto categorico con preferenze<text:span text:style-name="T1">:</text:span><text:span text:style-name="T6"> </text:span><text:span text:style-name="T7">è la terza tipologia di voto con la quale </text:span><text:span text:style-name="T6">l’elettore inserisce una preferenza per un gruppo o partito e ha la possibilità di indicare una o più preferenze tra i candidati del gruppo o partito selezionato (niente voto disgiunto).</text:span></text:p>
        </text:list-item>
        <text:list-item>
          <text:p text:style-name="P59"><text:span text:style-name="T67">R</text:span><text:span text:style-name="T59">eferendum</text:span><text:span text:style-name="T1">: </text:span><text:span text:style-name="T7">l’ultimo tipo di voto che </text:span><text:span text:style-name="T1">consiste in una domanda fatta all’elettorato con la quale si chiede se si sia favorevoli o contrari a un determinato quesito.</text:span></text:p>
        </text:list-item>
      </text:list>
      <text:p text:style-name="P15">Questo documento utilizza costantemente i seguenti termini per indicare <text:span text:style-name="T35">i </text:span>possibili modi per definire il vincitore della procedura di voto:</text:p>
      <text:list xml:id="list1486708453" text:style-name="L4">
        <text:list-item>
          <text:p text:style-name="P75"><text:soft-page-break/><text:span text:style-name="T38">M</text:span><text:span text:style-name="T37">aggioranza</text:span><text:span text:style-name="T46">: </text:span><text:span text:style-name="T47">è una delle tipologie che permettono di definire il vincitore della votazione </text:span><text:span text:style-name="T48">come il candidato che ha ricevuto il maggior numero di voti.</text:span></text:p>
        </text:list-item>
      </text:list>
      <text:list xml:id="list92174074" text:style-name="L5">
        <text:list-item>
          <text:p text:style-name="P76"><text:span text:style-name="T30">M</text:span><text:span text:style-name="T27">aggioranza assoluta</text:span><text:span text:style-name="T56">: in questa tipologia di elezione il vincitore è il candidato che ha ottenuto la maggioranza assoluta </text:span>dei voti, cioè il 50% + 1 dei voti espressi.</text:p>
        </text:list-item>
        <text:list-item>
          <text:p text:style-name="P84"><text:span text:style-name="T30">R</text:span><text:span text:style-name="T27">eferendum senza quorum</text:span>: si procede al conteggio dei voti indipendentemente se abbia partecipato o meno alla consultazione la maggioranza degli aventi diritto al voto. (Modalità valida solo nel caso in cui il tipo di voto sia un referendum)</text:p>
        </text:list-item>
        <text:list-item>
          <text:p text:style-name="P76"><text:span text:style-name="T30">R</text:span><text:span text:style-name="T27">eferendum con quorum</text:span><text:span text:style-name="T57">: è l’ultima tipologia di calcolo del vincitore messa a disposizione dal sistema secondo cui si procede al conteggio dei voti espressi solo nel caso in cui abbia partecipato alla consultazione la maggioranza degli aventi diritto al voto. (Modalità valida solo nel caso in cui il tipo di voto sia un referendum).</text:span></text:p>
        </text:list-item>
      </text:list>
      <text:p text:style-name="P21">Infine, si useranno anche i seguenti termini:</text:p>
      <text:list xml:id="list2030037808" text:style-name="L6">
        <text:list-item>
          <text:p text:style-name="P60"><text:span text:style-name="T67">S</text:span>cheda<text:span text:style-name="T1">: è il corrispondente digitale del foglio fisico su cui vengono effettuate le votazioni nei seggi; al suo interno sono descritte la tipologia di voto usata, la modalità di calcolo del vincitore e l’elenco dei candidati (della specifica scheda).</text:span></text:p>
        </text:list-item>
        <text:list-item>
          <text:p text:style-name="P62">Scheda bianca: <text:span text:style-name="T1">indica una scheda per cui non è stata espressa preferenza di alcun tipo: l’elettore esprime così la sua astensione accettando indirettamente la scelta del resto dei voti </text:span><text:span text:style-name="T11">(Entrerà nel conto delle votazioni valide ma non influirà sulle preferenze)</text:span><text:span text:style-name="T1">.</text:span></text:p>
        </text:list-item>
        <text:list-item>
          <text:p text:style-name="P63">Scheda nulla: <text:span text:style-name="T1">indica una scheda non valida: l’elettore può così scegliere di astenersi da una votazione senza però inserire la sua scheda tra quelle valide.</text:span></text:p>
        </text:list-item>
      </text:list>
      <text:list xml:id="list3618897680" text:style-name="L7">
        <text:list-item>
          <text:p text:style-name="P61"><text:span text:style-name="T67">S</text:span>essione di voto<text:span text:style-name="T1">: è l’insieme delle schede che devono essere votate dag</text:span><text:span text:style-name="T19">l</text:span><text:span text:style-name="T1">i elettori; alla chiusura della sessione non verrà più permesso ad alcun utente di votare le schede di quella sessione. </text:span><text:span text:style-name="T10">Una sessione di voto avrà una o più schede a seconda del fatto che sono presenti uno o più argomenti da votare.</text:span></text:p>
        </text:list-item>
        <text:list-item>
          <text:p text:style-name="P77"><text:span text:style-name="T31">Codice gestore</text:span><text:span text:style-name="T21">: indica un codice numerico segreto personale e univoco di ogni gestore </text:span><text:span text:style-name="T22">consegnato esternamente a questo programma</text:span><text:span text:style-name="T21">.</text:span></text:p>
        </text:list-item>
      </text:list>
      <text:p text:style-name="P17"/>
      <text:h text:style-name="P47" text:outline-level="2"><text:bookmark-start text:name="__RefHeading___Toc994_19152418"/>Analisi e specifica dei requisiti<text:bookmark-end text:name="__RefHeading___Toc994_19152418"/></text:h>
      <text:h text:style-name="Heading_20_3" text:outline-level="3"><text:bookmark-start text:name="__RefHeading___Toc1256_422854579"/>Requisiti funzionali<text:bookmark-end text:name="__RefHeading___Toc1256_422854579"/></text:h>
      <text:h text:style-name="Heading_20_4" text:outline-level="4"><text:bookmark-start text:name="__RefHeading___Toc1258_422854579"/>Funzioni per elettore<text:bookmark-end text:name="__RefHeading___Toc1258_422854579"/></text:h>
      <text:list xml:id="list669718649" text:style-name="L8">
        <text:list-item>
          <text:p text:style-name="P64">Registrazione</text:p>
          <text:list>
            <text:list-item>
              <text:p text:style-name="P66">User Req<text:span text:style-name="T60">uirement Definition</text:span></text:p>
              <text:list>
                <text:list-item>
                  <text:p text:style-name="P85">Il sistema DEVE permettere <text:span text:style-name="T87">la registrazione</text:span> all’elettore chiedendo <text:span text:style-name="T87">Nome, Cognome, </text:span><text:span text:style-name="T64">codice fiscale, </text:span><text:span text:style-name="T87">data di nascita, luogo di nascita,</text:span><text:span text:style-name="T65"> scheda elettorale, </text:span><text:span text:style-name="T87">email e password</text:span>.</text:p>
                </text:list-item>
              </text:list>
            </text:list-item>
            <text:list-item>
              <text:p text:style-name="P66">System Req<text:span text:style-name="T60">uirements Specification</text:span></text:p>
              <text:list>
                <text:list-item>
                  <text:p text:style-name="P87">Il sistema DEVE garantire <text:span text:style-name="T87">la registrazione di un elettore</text:span> tramite <text:span text:style-name="T87">Nome, Cognome, </text:span>codice fiscale, <text:span text:style-name="T87">data di nascita, luogo di nascita,</text:span><text:span text:style-name="T65"> scheda elettorale, </text:span><text:span text:style-name="T87">email e password</text:span>.</text:p>
                </text:list-item>
                <text:list-item>
                  <text:p text:style-name="P90">Il sistema NON DEVE permettere l<text:span text:style-name="T87">a registrazione nel caso il codice fiscale sia già stato registrato</text:span>.</text:p>
                </text:list-item>
              </text:list>
            </text:list-item>
          </text:list>
        </text:list-item>
        <text:list-item>
          <text:p text:style-name="P64">Accesso</text:p>
          <text:list>
            <text:list-item>
              <text:p text:style-name="P66">User Req<text:span text:style-name="T60">uirement Definition</text:span></text:p>
              <text:list>
                <text:list-item>
                  <text:p text:style-name="P85"><text:soft-page-break/>Il sistema DEVE permettere l’accesso all’elettore chiedendo <text:span text:style-name="T64">codice fiscale </text:span><text:span text:style-name="T87">e password dopo l’avvenuta registrazione</text:span><text:span text:style-name="T78">.</text:span></text:p>
                </text:list-item>
              </text:list>
            </text:list-item>
            <text:list-item>
              <text:p text:style-name="P66">System Req<text:span text:style-name="T60">uirements Specification</text:span></text:p>
              <text:list>
                <text:list-item>
                  <text:p text:style-name="P87">Il sistema DEVE garantire l’accesso <text:span text:style-name="T87">all’elettore </text:span>tramite codice fiscale <text:span text:style-name="T87">e password</text:span>.</text:p>
                </text:list-item>
                <text:list-item>
                  <text:p text:style-name="P90">Il sistema NON DEVE permettere l’accesso <text:span text:style-name="T87">nel caso il codice fiscale o la password non siano stati registrati</text:span>.</text:p>
                </text:list-item>
              </text:list>
            </text:list-item>
          </text:list>
        </text:list-item>
      </text:list>
      <text:list xml:id="list4098538720" text:style-name="L9">
        <text:list-item>
          <text:p text:style-name="P70">Votazione</text:p>
          <text:list>
            <text:list-item>
              <text:p text:style-name="P67">User Req<text:span text:style-name="T60">uirement Definition</text:span></text:p>
              <text:list>
                <text:list-item>
                  <text:p text:style-name="P92">il sistema DEVE permettere all’elettore di votare tramite la propria scheda secondo la modalità di voto assegn<text:span text:style-name="T62">a</text:span>ta per la corrente <text:span text:style-name="T81">scheda</text:span> di voto. <text:span text:style-name="T62">Per ognuna delle</text:span> <text:span text:style-name="T62">modalità di voto, l’utente DEVE poter:</text:span></text:p>
                  <text:list>
                    <text:list-item>
                      <text:p text:style-name="P92"><text:span text:style-name="T28">V</text:span><text:span text:style-name="T24">oto ordinale: </text:span>ordina<text:span text:style-name="T62">re</text:span> i candidati (o gruppi/partiti).</text:p>
                    </text:list-item>
                    <text:list-item>
                      <text:p text:style-name="P78"><text:span text:style-name="T28">Voto categorico: </text:span><text:span text:style-name="T8">inserire</text:span><text:span text:style-name="T28"> </text:span><text:span text:style-name="T36">una</text:span> <text:span text:style-name="T36">preferenza</text:span> <text:span text:style-name="T36">per</text:span> <text:span text:style-name="T36">un candidato (o gruppo/partito).</text:span></text:p>
                    </text:list-item>
                    <text:list-item>
                      <text:p text:style-name="P71"><text:span text:style-name="T36">Voto categorico con preferenze: </text:span><text:span text:style-name="T40">inserire una preferenza per un gruppo/partito ed indicare una o più preferenze tra i candidati del gruppo/partito selezionato (niente voto disgiunto).</text:span></text:p>
                    </text:list-item>
                    <text:list-item>
                      <text:p text:style-name="P71"><text:span text:style-name="T36">Referendum:</text:span><text:span text:style-name="T40"> esprimersi favorevoli o contrari ad un determinato quesito.</text:span></text:p>
                    </text:list-item>
                    <text:list-item>
                      <text:p text:style-name="P72"><text:span text:style-name="T36">Scheda bianca:</text:span><text:span text:style-name="T40"> votare scheda bianca.</text:span></text:p>
                    </text:list-item>
                    <text:list-item>
                      <text:p text:style-name="P79"><text:span text:style-name="T39">Scheda nulla:</text:span><text:span text:style-name="T43"> rendere la scheda nulla</text:span><text:span text:style-name="T44">.</text:span></text:p>
                    </text:list-item>
                  </text:list>
                </text:list-item>
              </text:list>
            </text:list-item>
            <text:list-item>
              <text:p text:style-name="P67">System Req<text:span text:style-name="T60">uirements Specification</text:span></text:p>
              <text:list>
                <text:list-item>
                  <text:p text:style-name="P93">Il sistema <text:span text:style-name="T63">DEVE</text:span> implementare le diverse modalità di voto (ordinale, categorico, referendum, categorico con preferenze) <text:span text:style-name="T68">e la astensione dalla votazione (scheda nulla, scheda bianca)</text:span>.</text:p>
                </text:list-item>
                <text:list-item>
                  <text:p text:style-name="P88">Il sistema DEVE far visualizzare la scheda della corrente sessione di voto.</text:p>
                </text:list-item>
                <text:list-item>
                  <text:p text:style-name="P93">Il sistema <text:span text:style-name="T63">DEVE</text:span> permettere all’utente di votare secondo la categoria di voto specificata nella scheda <text:span text:style-name="T63">della corrente sessione di voto</text:span>.</text:p>
                </text:list-item>
                <text:list-item>
                  <text:p text:style-name="P93">Il sistema DEVE registrare il voto garantendo l’anonimato dell’elettore.</text:p>
                </text:list-item>
                <text:list-item>
                  <text:p text:style-name="P94">Il sistema DEVE garantire che avvenga una sola votazione <text:span text:style-name="T84">per ogni scheda di ogni elettore</text:span>.</text:p>
                </text:list-item>
                <text:list-item>
                  <text:p text:style-name="P95">Il sistema DEVE mostrare un riassunto delle selezioni della scheda prima di confermare il voto.</text:p>
                </text:list-item>
              </text:list>
            </text:list-item>
          </text:list>
        </text:list-item>
      </text:list>
      <text:p text:style-name="P18"/>
      <text:h text:style-name="Heading_20_4" text:outline-level="4"><text:bookmark-start text:name="__RefHeading___Toc1260_422854579"/>Funzioni per gestore<text:bookmark-end text:name="__RefHeading___Toc1260_422854579"/></text:h>
      <text:list xml:id="list2160532323" text:style-name="L10">
        <text:list-item>
          <text:p text:style-name="P68">Accesso</text:p>
          <text:list>
            <text:list-item>
              <text:p text:style-name="P68">User Req<text:span text:style-name="T60">uirement Definition</text:span></text:p>
              <text:list>
                <text:list-item>
                  <text:p text:style-name="P86">Il sistema DEVE permettere l’accesso <text:span text:style-name="T65">al gestore</text:span> chiedendo <text:span text:style-name="T87">email</text:span><text:span text:style-name="T64"> </text:span><text:span text:style-name="T65">e codice gestore</text:span>.</text:p>
                </text:list-item>
              </text:list>
            </text:list-item>
            <text:list-item>
              <text:p text:style-name="P68">System Req<text:span text:style-name="T60">uirements Specification</text:span></text:p>
              <text:list>
                <text:list-item>
                  <text:p text:style-name="P89">Il sistema DEVE garantire l’accesso tramite <text:span text:style-name="T87">email</text:span> <text:span text:style-name="T65">e codice gestore</text:span>.</text:p>
                </text:list-item>
                <text:list-item>
                  <text:p text:style-name="P91">Il sistema NON DEVE deve permettere l’accesso con <text:span text:style-name="T65">tipo di utente</text:span> divers<text:span text:style-name="T65">o</text:span> <text:span text:style-name="T65">da gestore</text:span>.</text:p>
                </text:list-item>
                <text:list-item>
                  <text:p text:style-name="P91">Il sistema <text:span text:style-name="T65">DEVE garantire l’accesso in qualsiasi fase della sessione di voto</text:span>.</text:p>
                </text:list-item>
              </text:list>
            </text:list-item>
          </text:list>
        </text:list-item>
        <text:list-item>
          <text:p text:style-name="P65"><text:soft-page-break/>Creazione scheda</text:p>
          <text:list>
            <text:list-item>
              <text:p text:style-name="P69">User Req<text:span text:style-name="T60">uirement Definition</text:span></text:p>
              <text:list>
                <text:list-item>
                  <text:p text:style-name="P96">Il sistema DEVE permettere al gestore di creare una s<text:span text:style-name="T88">cheda</text:span>: selezionare la modalità di voto, <text:span text:style-name="T88">la data di apertura e di chiusura</text:span>, inserire le liste dei candidati <text:span text:style-name="T61">(o gruppi/partiti), </text:span>selezionare il metodo di selezione del vincitore (maggioranza, maggioranza assoluta, referendum senza quorum, referendum con quorum).</text:p>
                </text:list-item>
                <text:list-item>
                  <text:p text:style-name="P97">Il sistema <text:span text:style-name="T88">NON </text:span>DEVE permettere al gestore di avviare <text:span text:style-name="T88">una scheda cui data di inizio o fine siano precedenti alla data odierna.</text:span></text:p>
                </text:list-item>
              </text:list>
            </text:list-item>
            <text:list-item>
              <text:p text:style-name="P69">System Req<text:span text:style-name="T60">uirements Specification</text:span></text:p>
              <text:list>
                <text:list-item>
                  <text:p text:style-name="P96">Il sistema DEVE garantire i parametri della sessione di voto (selezione modalità di voto, <text:span text:style-name="T88">inserimento data di apertura e chiusura,</text:span> inserimento liste candidati, selezione modalità di vincitore e selezione del vincitore).</text:p>
                </text:list-item>
                <text:list-item>
                  <text:p text:style-name="P99">Il sistema NON DEVE <text:span text:style-name="T89">avviare </text:span>una scheda cui data di inizio o fine siano precedenti alla data odierna.</text:p>
                </text:list-item>
                <text:list-item>
                  <text:p text:style-name="P96">Il sistema DEVE, sulla base dei parametri, creare una scheda elettorale.</text:p>
                </text:list-item>
                <text:list-item>
                  <text:p text:style-name="P96">Il sistema DEVE garantire <text:span text:style-name="T66">che</text:span> scheda elettorale <text:span text:style-name="T66">non possa essere modificata </text:span>durante tutta la sessione di voto.</text:p>
                </text:list-item>
                <text:list-item>
                  <text:p text:style-name="P80"><text:span text:style-name="T12">Il sistema DEVE chiudere la sessione di voto </text:span><text:span text:style-name="T13">prima di </text:span><text:span text:style-name="T12">a</text:span><text:span text:style-name="T13">vviare</text:span><text:span text:style-name="T12"> la fase di scrutinio.</text:span></text:p>
                </text:list-item>
                <text:list-item>
                  <text:p text:style-name="P100">Il sistema DEVE mantenere il conteggio dei voti segreto a tutti gli utenti <text:span text:style-name="T84">durante il suo svolgimento</text:span>.</text:p>
                </text:list-item>
              </text:list>
            </text:list-item>
          </text:list>
        </text:list-item>
        <text:list-item>
          <text:p text:style-name="P73">Visualizzazione esito</text:p>
          <text:list>
            <text:list-item>
              <text:p text:style-name="P69">User Req<text:span text:style-name="T60">uirement Definition</text:span></text:p>
              <text:list>
                <text:list-item>
                  <text:p text:style-name="P99">Il sistema DEVE permettere al gestore di scrutinare la scheda dopo la data di chiusura della stessa.</text:p>
                </text:list-item>
                <text:list-item>
                  <text:p text:style-name="P102">Il sistema DEVE permettere <text:span text:style-name="T88">al gestore</text:span> di visualizzare<text:span text:style-name="T70"> </text:span>l’esito dell<text:span text:style-name="T70">o scrutinio di essa.</text:span></text:p>
                </text:list-item>
                <text:list-item>
                  <text:p text:style-name="P98"><text:span text:style-name="T88">Il sistema DEVE permettere al gestore di visualizzare l’esito solo dopo lo scrutinio</text:span><text:span text:style-name="T69">.</text:span></text:p>
                </text:list-item>
              </text:list>
            </text:list-item>
            <text:list-item>
              <text:p text:style-name="P106"><text:span text:style-name="T24">System Req</text:span><text:span text:style-name="T29">uirements Specification</text:span></text:p>
              <text:list>
                <text:list-item>
                  <text:p text:style-name="P81"><text:span text:style-name="T14">Il sistema DEVE </text:span><text:span text:style-name="T17">prima </text:span><text:span text:style-name="T9">chiudere la sessione di voto </text:span><text:span text:style-name="T15">e poi avviare</text:span><text:span text:style-name="T9"> lo scrutinio.</text:span></text:p>
                </text:list-item>
                <text:list-item>
                  <text:p text:style-name="P82"><text:span text:style-name="T9">Il sistema, </text:span><text:span text:style-name="T16">per o</text:span><text:span text:style-name="T18">gn</text:span><text:span text:style-name="T16">i scheda della sessione,</text:span><text:span text:style-name="T9"> DEVE conteggiare i voti secondo le modalità di selezione del vincitore </text:span><text:span text:style-name="T16">indicate nella scheda stessa</text:span><text:span text:style-name="T9">.</text:span></text:p>
                </text:list-item>
                <text:list-item>
                  <text:p text:style-name="P103">Il sistema DEVE assegnare il numero di voti <text:span text:style-name="T71">totali ad</text:span> ogni candidato, <text:span text:style-name="T71">nel caso di voto categorico; assegnare la posizione corretta</text:span><text:span text:style-name="T72"> </text:span><text:span text:style-name="T76">(primo posto, secondo posto, …) </text:span><text:span text:style-name="T71">al candidato nel caso di voto ordinale; </text:span><text:span text:style-name="T72">assegnare la posizione corretta al gruppo e il numero di voti totali a</text:span><text:span text:style-name="T77">d ogni</text:span><text:span text:style-name="T72"> candidato </text:span><text:span text:style-name="T77">del gruppo</text:span><text:span text:style-name="T72">, nel caso di voto ordinale con preferenza; assegnare il numero di voti favorevoli e contrari al quesito, nel caso di referendum</text:span>.</text:p>
                </text:list-item>
                <text:list-item>
                  <text:p text:style-name="P104">Il sistema DEVE, <text:span text:style-name="T73">per ogni scheda della sessione,</text:span> comunicare il vincitore secondo la modalità di selezione del vincitore della corrente s<text:span text:style-name="T73">cheda</text:span>.</text:p>
                </text:list-item>
              </text:list>
            </text:list-item>
          </text:list>
        </text:list-item>
      </text:list>
      <text:p text:style-name="P17"/>
      <text:h text:style-name="Heading_20_3" text:outline-level="3"><text:bookmark-start text:name="__RefHeading___Toc1262_422854579"/><text:soft-page-break/>Requisiti non funzionali<text:bookmark-end text:name="__RefHeading___Toc1262_422854579"/></text:h>
      <text:h text:style-name="P52" text:outline-level="4"><text:bookmark-start text:name="__RefHeading___Toc1266_422854579"/>Requisiti di usabilità<text:bookmark-end text:name="__RefHeading___Toc1266_422854579"/></text:h>
      <text:list xml:id="list2302348041" text:style-name="L11">
        <text:list-item>
          <text:p text:style-name="P107">Il sistema DEVE funzionare su PC. </text:p>
        </text:list-item>
        <text:list-item>
          <text:p text:style-name="P108">Il sistema NON DEVE aver bisogno di risorse o software esterni per funzionare correttamente.</text:p>
        </text:list-item>
      </text:list>
      <text:h text:style-name="P53" text:outline-level="4"><text:bookmark-start text:name="__RefHeading___Toc1268_422854579"/>Requisiti di sicurezza<text:bookmark-end text:name="__RefHeading___Toc1268_422854579"/></text:h>
      <text:list xml:id="list3046030230" text:style-name="L12">
        <text:list-item>
          <text:p text:style-name="P110">Il sistema DEVE rendere anonima il voto dell’elettore in tutte le fasi della sessione.</text:p>
        </text:list-item>
        <text:list-item>
          <text:p text:style-name="P111">Il sistema DEVE salvare la password <text:span text:style-name="T74">di ogni </text:span>elettore<text:span text:style-name="T74"> su un file il cui contenuto è </text:span><text:span text:style-name="T84">codificato</text:span>.</text:p>
        </text:list-item>
        <text:list-item>
          <text:p text:style-name="P112">Il sistema DEVE essere dotato di un sistema di log.</text:p>
        </text:list-item>
        <text:list-item>
          <text:p text:style-name="P109"><text:span text:style-name="T74">Il sistema DEVE salvare </text:span><text:span text:style-name="T75">i codici</text:span><text:span text:style-name="T74"> di ogni </text:span><text:span text:style-name="T75">gestore</text:span><text:span text:style-name="T74"> su un file il cui contenuto è </text:span><text:span text:style-name="T84">codificato</text:span><text:span text:style-name="T74">.</text:span></text:p>
        </text:list-item>
      </text:list>
      <text:h text:style-name="P51" text:outline-level="3"><text:bookmark-start text:name="__RefHeading___Toc1270_422854579"/>Requisiti esterni<text:bookmark-end text:name="__RefHeading___Toc1270_422854579"/></text:h>
      <text:list xml:id="list2160219219" text:style-name="L13">
        <text:list-item>
          <text:p text:style-name="P83"><text:span text:style-name="T83">Il sistema DEVE funzionare ogni giorno a partire dalla data in cui iniziano le votazioni dalle ore </text:span><text:span text:style-name="T82">x</text:span><text:span text:style-name="T83"> alle ore </text:span><text:span text:style-name="T82">y (decisa dal governo)</text:span><text:span text:style-name="T83">.</text:span></text:p>
        </text:list-item>
        <text:list-item>
          <text:p text:style-name="P113">Il sistema DEVE registrare un e un solo voto per ogni elettore.</text:p>
        </text:list-item>
        <text:list-item>
          <text:p text:style-name="P101">Il sistema DEVE mantenere il conteggio dei voti segreto a tutti gli utenti <text:span text:style-name="T84">durante lo svolgimento della corrente sessione di voto</text:span>.</text:p>
        </text:list-item>
        <text:list-item>
          <text:p text:style-name="P105">Il sistema DEVE iniziare la fase di scrutinio solo dopo la chiusura della sessione di voto</text:p>
        </text:list-item>
      </text:list>
      <text:p text:style-name="P9"/>
      <text:h text:style-name="P44" text:outline-level="1"><text:bookmark-start text:name="__RefHeading___Toc1046_19152418"/>Progettazione del sistema<text:bookmark-end text:name="__RefHeading___Toc1046_19152418"/></text:h>
      <text:p text:style-name="P27"/>
      <text:h text:style-name="P48" text:outline-level="2"><text:bookmark-start text:name="__RefHeading___Toc1048_19152418"/>Diagramma dei casi d’uso<text:bookmark-end text:name="__RefHeading___Toc1048_19152418"/></text:h>
      <text:p text:style-name="P27"/>
      <text:h text:style-name="P48" text:outline-level="2"><text:bookmark-start text:name="__RefHeading___Toc1050_19152418"/>Descrizione degli scenari<text:bookmark-end text:name="__RefHeading___Toc1050_19152418"/></text:h>
      <text:p text:style-name="P39"/>
      <table:table table:name="Registrazione" table:style-name="Registrazione" table:template-name="Simple Grid Rows">
        <table:table-column table:style-name="Registrazione.A"/>
        <table:table-column table:style-name="Registrazione.B"/>
        <table:table-row table:style-name="TableLine140290434682016">
          <table:table-cell table:style-name="Registrazione.A1" office:value-type="string">
            <text:p text:style-name="P7"><text:bookmark text:name="page3R_mcid28"/>Nome</text:p>
          </table:table-cell>
          <table:table-cell table:style-name="Registrazione.A1" office:value-type="string">
            <text:p text:style-name="P2">Accesso</text:p>
          </table:table-cell>
        </table:table-row>
        <table:table-row table:style-name="TableLine140290533207472">
          <table:table-cell table:style-name="Registrazione.A2" office:value-type="string">
            <text:p text:style-name="P39">Scopo</text:p>
          </table:table-cell>
          <table:table-cell table:style-name="Registrazione.A2" office:value-type="string">
            <text:p text:style-name="P31">Entrare nella gestione delle <text:span text:style-name="T101">schede di voto</text:span></text:p>
          </table:table-cell>
        </table:table-row>
        <table:table-row table:style-name="TableLine140290139245104">
          <table:table-cell table:style-name="Registrazione.A3" office:value-type="string">
            <text:p text:style-name="P39">Attore/i </text:p>
          </table:table-cell>
          <table:table-cell table:style-name="Registrazione.A3" office:value-type="string">
            <text:p text:style-name="P31">Scrutinatore</text:p>
          </table:table-cell>
        </table:table-row>
        <table:table-row table:style-name="TableLine140290138870624">
          <table:table-cell table:style-name="Registrazione.A2" office:value-type="string">
            <text:p text:style-name="P39">Pre-condizioni </text:p>
          </table:table-cell>
          <table:table-cell table:style-name="Registrazione.A2" office:value-type="string">
            <text:p text:style-name="P31">Possiede <text:span text:style-name="T90">mail</text:span> e codice</text:p>
          </table:table-cell>
        </table:table-row>
        <table:table-row table:style-name="TableLine140290138895968">
          <table:table-cell table:style-name="Registrazione.A3" office:value-type="string">
            <text:p text:style-name="P39">Trigger </text:p>
          </table:table-cell>
          <table:table-cell table:style-name="Registrazione.A3" office:value-type="string">
            <text:p text:style-name="P31">Utente <text:span text:style-name="T91">entra nella pagina di accesso Scrutinatore</text:span></text:p>
          </table:table-cell>
        </table:table-row>
        <table:table-row table:style-name="TableLine140290139425792">
          <table:table-cell table:style-name="Registrazione.A2" office:value-type="string">
            <text:p text:style-name="P39">Descrizione <text:line-break/>sequenza eventi </text:p>
          </table:table-cell>
          <table:table-cell table:style-name="Registrazione.A2" office:value-type="string">
            <text:list xml:id="list3711164450" text:style-name="L14">
              <text:list-item>
                <text:p text:style-name="P114">Scrutinatore entra nella pagina di login</text:p>
              </text:list-item>
              <text:list-item>
                <text:p text:style-name="P114">Scrutinatore inserisce <text:span text:style-name="T90">la mail</text:span></text:p>
              </text:list-item>
              <text:list-item>
                <text:p text:style-name="P114">Scrutinatore inserisce codice</text:p>
              </text:list-item>
              <text:list-item>
                <text:p text:style-name="P114">Scrutinatore preme il pulsante di accesso</text:p>
              </text:list-item>
              <text:list-item>
                <text:p text:style-name="P115">Scrutinatore ha eseguito l’accesso</text:p>
              </text:list-item>
            </text:list>
          </table:table-cell>
        </table:table-row>
        <table:table-row table:style-name="TableLine140290138763232">
          <table:table-cell table:style-name="Registrazione.A3" office:value-type="string">
            <text:p text:style-name="P39">Alternativa/e</text:p>
          </table:table-cell>
          <table:table-cell table:style-name="Registrazione.A3" office:value-type="string">
            <text:list xml:id="list1835695410" text:style-name="L15">
              <text:list-item>
                <text:p text:style-name="P116">-</text:p>
              </text:list-item>
              <text:list-item>
                <text:p text:style-name="P116">-</text:p>
              </text:list-item>
              <text:list-item>
                <text:p text:style-name="P116">-</text:p>
              </text:list-item>
              <text:list-item>
                <text:p text:style-name="P121">Scrutinatore può annullare la fase di accesso <text:span text:style-name="T92">e tornare indietro</text:span></text:p>
              </text:list-item>
              <text:list-item>
                <text:p text:style-name="P116">Se <text:s/>o <text:span text:style-name="T90">mail</text:span> o password errati, non avviene l’accesso.</text:p>
              </text:list-item>
            </text:list>
          </table:table-cell>
        </table:table-row>
        <text:soft-page-break/>
        <table:table-row table:style-name="TableLine140290139598416">
          <table:table-cell table:style-name="Registrazione.A8" office:value-type="string">
            <text:p text:style-name="P39">Post-condizioni </text:p>
          </table:table-cell>
          <table:table-cell table:style-name="Registrazione.A8" office:value-type="string">
            <text:p text:style-name="P32">Scrutinatore ha accesso alla gestione dell<text:span text:style-name="T93">e</text:span> session<text:span text:style-name="T93">i</text:span> di voto</text:p>
          </table:table-cell>
        </table:table-row>
      </table:table>
      <text:p text:style-name="P39"/>
      <table:table table:name="Table3" table:style-name="Table3" table:template-name="Simple Grid Rows">
        <table:table-column table:style-name="Table3.A"/>
        <table:table-column table:style-name="Table3.B"/>
        <table:table-row table:style-name="TableLine140290145098304">
          <table:table-cell table:style-name="Table3.A1" office:value-type="string">
            <text:p text:style-name="P7"><text:bookmark text:name="page3R_mcid283"/>Nome</text:p>
          </table:table-cell>
          <table:table-cell table:style-name="Table3.A1" office:value-type="string">
            <text:p text:style-name="P3"><text:span text:style-name="T101">Creazione</text:span> S<text:span text:style-name="T101">cheda</text:span></text:p>
          </table:table-cell>
        </table:table-row>
        <table:table-row table:style-name="TableLine140290469394528">
          <table:table-cell table:style-name="Table3.A2" office:value-type="string">
            <text:p text:style-name="P39">Scopo</text:p>
          </table:table-cell>
          <table:table-cell table:style-name="Table3.A2" office:value-type="string">
            <text:p text:style-name="P10">Creare una <text:span text:style-name="T101">scheda di voto</text:span></text:p>
          </table:table-cell>
        </table:table-row>
        <table:table-row table:style-name="TableLine140290147260848">
          <table:table-cell table:style-name="Table3.A3" office:value-type="string">
            <text:p text:style-name="P39">Attore/i </text:p>
          </table:table-cell>
          <table:table-cell table:style-name="Table3.A3" office:value-type="string">
            <text:p text:style-name="P31">Scrutinatore</text:p>
          </table:table-cell>
        </table:table-row>
        <table:table-row table:style-name="TableLine140290147082544">
          <table:table-cell table:style-name="Table3.A2" office:value-type="string">
            <text:p text:style-name="P39">Pre-condizioni </text:p>
          </table:table-cell>
          <table:table-cell table:style-name="Table3.A2" office:value-type="string">
            <text:p text:style-name="P34">Scrutinatore ha fatto l’accesso</text:p>
          </table:table-cell>
        </table:table-row>
        <table:table-row table:style-name="TableLine140290147062560">
          <table:table-cell table:style-name="Table3.A3" office:value-type="string">
            <text:p text:style-name="P39">Trigger </text:p>
          </table:table-cell>
          <table:table-cell table:style-name="Table3.A3" office:value-type="string">
            <text:p text:style-name="P34">Essere nella pagina di gestione d<text:span text:style-name="T93">ell</text:span><text:span text:style-name="T101">a creazione schede</text:span></text:p>
          </table:table-cell>
        </table:table-row>
        <table:table-row table:style-name="TableLine140290147835600">
          <table:table-cell table:style-name="Table3.A2" office:value-type="string">
            <text:p text:style-name="P39">Descrizione <text:line-break/>sequenza eventi </text:p>
          </table:table-cell>
          <table:table-cell table:style-name="Table3.A2" office:value-type="string">
            <text:list xml:id="list953000567" text:style-name="L16">
              <text:list-item>
                <text:p text:style-name="P124"><text:span text:style-name="T94">Scrutinatore e</text:span>ntra nella creazione di sessione di voto</text:p>
              </text:list-item>
              <text:list-item>
                <text:p text:style-name="P124"><text:span text:style-name="T94">Scrutinatore c</text:span><text:span text:style-name="T95">ompila i campi</text:span> <text:span text:style-name="T95">della</text:span> scheda: inserisce liste candidati, seleziona metodo <text:span text:style-name="T101">selezione</text:span> vincitore, inserisce <text:span text:style-name="T101">data di apertura e data di chiusura</text:span></text:p>
              </text:list-item>
              <text:list-item>
                <text:p text:style-name="P126">Scrutinatore conferma creazione <text:span text:style-name="T101">scheda</text:span></text:p>
              </text:list-item>
            </text:list>
          </table:table-cell>
        </table:table-row>
        <table:table-row table:style-name="TableLine140290147130688">
          <table:table-cell table:style-name="Table3.A3" office:value-type="string">
            <text:p text:style-name="P39">Alternativa/e</text:p>
          </table:table-cell>
          <table:table-cell table:style-name="Table3.A3" office:value-type="string">
            <text:list xml:id="list3057887781" text:style-name="L17">
              <text:list-item>
                <text:p text:style-name="P125">Se è conclusa una delle sessioni di voto, può avviare la fase di scrutinio <text:span text:style-name="T94">(guardare </text:span><text:span text:style-name="T32">Scrutinio</text:span><text:span text:style-name="T94">)</text:span></text:p>
              </text:list-item>
              <text:list-item>
                <text:p text:style-name="P117">-</text:p>
              </text:list-item>
              <text:list-item>
                <text:p text:style-name="P127">Scrutinatore annulla la creazione della scheda <text:span text:style-name="T101">e torna indietro</text:span></text:p>
              </text:list-item>
            </text:list>
          </table:table-cell>
        </table:table-row>
        <table:table-row table:style-name="TableLine140290147728768">
          <table:table-cell table:style-name="Table3.A8" office:value-type="string">
            <text:p text:style-name="P39">Post-condizioni </text:p>
          </table:table-cell>
          <table:table-cell table:style-name="Table3.A8" office:value-type="string">
            <text:p text:style-name="P32">Scrutinatore <text:span text:style-name="T93">si trova nella pagina di g</text:span>estione dell<text:span text:style-name="T93">e</text:span> <text:span text:style-name="T101">schede</text:span></text:p>
          </table:table-cell>
        </table:table-row>
      </table:table>
      <text:p text:style-name="P39"/>
      <table:table table:name="Table2" table:style-name="Table2" table:template-name="Simple Grid Rows">
        <table:table-column table:style-name="Table2.A"/>
        <table:table-column table:style-name="Table2.B"/>
        <table:table-row table:style-name="TableLine140290147790672">
          <table:table-cell table:style-name="Table2.A1" office:value-type="string">
            <text:p text:style-name="P7"><text:bookmark text:name="page3R_mcid282"/>Nome</text:p>
          </table:table-cell>
          <table:table-cell table:style-name="Table2.A1" office:value-type="string">
            <text:p text:style-name="P4">Scrutinio</text:p>
          </table:table-cell>
        </table:table-row>
        <table:table-row table:style-name="TableLine140290147056432">
          <table:table-cell table:style-name="Table2.A2" office:value-type="string">
            <text:p text:style-name="P39">Scopo</text:p>
          </table:table-cell>
          <table:table-cell table:style-name="Table2.A2" office:value-type="string">
            <text:p text:style-name="P35">Gestire la fase di scrutinio</text:p>
          </table:table-cell>
        </table:table-row>
        <table:table-row table:style-name="TableLine140290489366256">
          <table:table-cell table:style-name="Table2.A3" office:value-type="string">
            <text:p text:style-name="P39">Attore/i </text:p>
          </table:table-cell>
          <table:table-cell table:style-name="Table2.A3" office:value-type="string">
            <text:p text:style-name="P31">Scrutinatore</text:p>
          </table:table-cell>
        </table:table-row>
        <table:table-row table:style-name="TableLine140290147926608">
          <table:table-cell table:style-name="Table2.A2" office:value-type="string">
            <text:p text:style-name="P39">Pre-condizioni </text:p>
          </table:table-cell>
          <table:table-cell table:style-name="Table2.A2" office:value-type="string">
            <text:p text:style-name="P35">Una delle sessioni di voto è conclusa</text:p>
          </table:table-cell>
        </table:table-row>
        <table:table-row table:style-name="TableLine140290147786064">
          <table:table-cell table:style-name="Table2.A3" office:value-type="string">
            <text:p text:style-name="P39">Trigger </text:p>
          </table:table-cell>
          <table:table-cell table:style-name="Table2.A3" office:value-type="string">
            <text:p text:style-name="P34">Essere nella pagina di gestione d<text:span text:style-name="T93">elle sessioni di</text:span> voto</text:p>
          </table:table-cell>
        </table:table-row>
        <table:table-row table:style-name="TableLine140290147038288">
          <table:table-cell table:style-name="Table2.A2" office:value-type="string">
            <text:p text:style-name="P39">Descrizione <text:line-break/>sequenza eventi </text:p>
          </table:table-cell>
          <table:table-cell table:style-name="Table2.A2" office:value-type="string">
            <text:list xml:id="list1952244937" text:style-name="L18">
              <text:list-item>
                <text:p text:style-name="P128">Scrutinatore seleziona una delle <text:span text:style-name="T101">schede</text:span> concluse</text:p>
              </text:list-item>
              <text:list-item>
                <text:p text:style-name="P128">Scrutinatore avvia fase di scrutinio</text:p>
              </text:list-item>
              <text:list-item>
                <text:p text:style-name="P128">Scrutinatore <text:span text:style-name="T101">clicca esito e visualizza</text:span> statistiche relative alla <text:span text:style-name="T101">scheda</text:span></text:p>
              </text:list-item>
            </text:list>
          </table:table-cell>
        </table:table-row>
        <table:table-row table:style-name="TableLine140290407958368">
          <table:table-cell table:style-name="Table2.A3" office:value-type="string">
            <text:p text:style-name="P39">Alternativa/e</text:p>
          </table:table-cell>
          <table:table-cell table:style-name="Table2.A3" office:value-type="string">
            <text:list xml:id="list2574409423" text:style-name="L19">
              <text:list-item>
                <text:p text:style-name="P118">-</text:p>
              </text:list-item>
              <text:list-item>
                <text:p text:style-name="P129">-</text:p>
              </text:list-item>
              <text:list-item>
                <text:p text:style-name="P118">-</text:p>
              </text:list-item>
            </text:list>
          </table:table-cell>
        </table:table-row>
        <table:table-row table:style-name="TableLine140290407963792">
          <table:table-cell table:style-name="Table2.A8" office:value-type="string">
            <text:p text:style-name="P39">Post-condizioni </text:p>
          </table:table-cell>
          <table:table-cell table:style-name="Table2.A8" office:value-type="string">
            <text:p text:style-name="P32">Scrutinatore ha accesso alla gestione della sessione di voto</text:p>
          </table:table-cell>
        </table:table-row>
      </table:table>
      <text:p text:style-name="P39"/>
      <table:table table:name="Table1" table:style-name="Table1" table:template-name="Simple Grid Rows">
        <table:table-column table:style-name="Table1.A"/>
        <table:table-column table:style-name="Table1.B"/>
        <table:table-row table:style-name="TableLine140290407969456">
          <table:table-cell table:style-name="Table1.A1" office:value-type="string">
            <text:p text:style-name="P7"><text:bookmark text:name="page3R_mcid281"/>Nome</text:p>
          </table:table-cell>
          <table:table-cell table:style-name="Table1.A1" office:value-type="string">
            <text:p text:style-name="P5">Registrazione</text:p>
          </table:table-cell>
        </table:table-row>
        <table:table-row table:style-name="TableLine140290138059824">
          <table:table-cell table:style-name="Table1.A2" office:value-type="string">
            <text:p text:style-name="P39">Scopo</text:p>
          </table:table-cell>
          <table:table-cell table:style-name="Table1.A2" office:value-type="string">
            <text:p text:style-name="P31"><text:span text:style-name="T96">Registrare l’elettore per </text:span><text:span text:style-name="T97">accedere al sistema di votazione</text:span></text:p>
          </table:table-cell>
        </table:table-row>
        <table:table-row table:style-name="TableLine140290137598784">
          <table:table-cell table:style-name="Table1.A3" office:value-type="string">
            <text:p text:style-name="P39">Attore/i </text:p>
          </table:table-cell>
          <table:table-cell table:style-name="Table1.A3" office:value-type="string">
            <text:p text:style-name="P33">Elettore</text:p>
          </table:table-cell>
        </table:table-row>
        <table:table-row table:style-name="TableLine140290137950992">
          <table:table-cell table:style-name="Table1.A2" office:value-type="string">
            <text:p text:style-name="P39">Pre-condizioni </text:p>
          </table:table-cell>
          <table:table-cell table:style-name="Table1.A2" office:value-type="string">
            <text:p text:style-name="P33">Elettore non <text:span text:style-name="T98">registrato</text:span>, scheda elettorale, email valida</text:p>
          </table:table-cell>
        </table:table-row>
        <table:table-row table:style-name="TableLine140290137829744">
          <table:table-cell table:style-name="Table1.A3" office:value-type="string">
            <text:p text:style-name="P39">Trigger </text:p>
          </table:table-cell>
          <table:table-cell table:style-name="Table1.A3" office:value-type="string">
            <text:p text:style-name="P31">Utente <text:span text:style-name="T96">accede alla pagina di</text:span> <text:span text:style-name="T96">registrarsi</text:span></text:p>
          </table:table-cell>
        </table:table-row>
        <table:table-row table:style-name="TableLine140290137667600">
          <table:table-cell table:style-name="Table1.A2" office:value-type="string">
            <text:p text:style-name="P39">Descrizione <text:line-break/>sequenza eventi </text:p>
          </table:table-cell>
          <table:table-cell table:style-name="Table1.A2" office:value-type="string">
            <text:list xml:id="list1609782528" text:style-name="L20">
              <text:list-item>
                <text:p text:style-name="P122">Elettore entra nella pagina di registrazione</text:p>
              </text:list-item>
              <text:list-item>
                <text:p text:style-name="P122">Elettore compila i campi di <text:span text:style-name="T92">registrazione</text:span>: nome, cognome, data di nascita, luogo di nascita, codice fiscale, codice scheda elettorale</text:p>
              </text:list-item>
              <text:list-item>
                <text:p text:style-name="P122">Elettore compila i campi di creazione account: email, password</text:p>
              </text:list-item>
              <text:list-item>
                <text:p text:style-name="P122">Elettore conferma registrazione</text:p>
              </text:list-item>
              <text:list-item>
                <text:p text:style-name="P122"><text:soft-page-break/>Registrazione avvenuta con successo</text:p>
              </text:list-item>
            </text:list>
          </table:table-cell>
        </table:table-row>
        <table:table-row table:style-name="TableLine140290137767328">
          <table:table-cell table:style-name="Table1.A3" office:value-type="string">
            <text:p text:style-name="P39">Alternativa/e</text:p>
          </table:table-cell>
          <table:table-cell table:style-name="Table1.A3" office:value-type="string">
            <text:list xml:id="list2126073697" text:style-name="L21">
              <text:list-item>
                <text:p text:style-name="P130">Elettore torna indietro</text:p>
              </text:list-item>
              <text:list-item>
                <text:p text:style-name="P119">-</text:p>
              </text:list-item>
              <text:list-item>
                <text:p text:style-name="P119">-</text:p>
              </text:list-item>
              <text:list-item>
                <text:p text:style-name="P123">Elettore annulla registrazione <text:span text:style-name="T92">e torna indietro</text:span></text:p>
              </text:list-item>
              <text:list-item>
                <text:p text:style-name="P123">Se campi errati non avviene la registrazione</text:p>
              </text:list-item>
            </text:list>
          </table:table-cell>
        </table:table-row>
        <table:table-row table:style-name="TableLine140290409031008">
          <table:table-cell table:style-name="Table1.A8" office:value-type="string">
            <text:p text:style-name="P39">Post-condizioni </text:p>
          </table:table-cell>
          <table:table-cell table:style-name="Table1.A8" office:value-type="string">
            <text:p text:style-name="P32">Scrutinatore <text:span text:style-name="T96">viene mandato alla pagina di </text:span><text:span text:style-name="T33">Identificazione</text:span></text:p>
          </table:table-cell>
        </table:table-row>
      </table:table>
      <text:p text:style-name="P39"/>
      <table:table table:name="Table4" table:style-name="Table4" table:template-name="Simple Grid Rows">
        <table:table-column table:style-name="Table4.A"/>
        <table:table-column table:style-name="Table4.B"/>
        <table:table-row table:style-name="TableLine140290137693472">
          <table:table-cell table:style-name="Table4.A1" office:value-type="string">
            <text:p text:style-name="P7"><text:bookmark text:name="page3R_mcid2811"/>Nome</text:p>
          </table:table-cell>
          <table:table-cell table:style-name="Table4.A1" office:value-type="string">
            <text:p text:style-name="P5">Identificazione</text:p>
          </table:table-cell>
        </table:table-row>
        <table:table-row table:style-name="TableLine140290138108432">
          <table:table-cell table:style-name="Table4.A2" office:value-type="string">
            <text:p text:style-name="P39">Scopo</text:p>
          </table:table-cell>
          <table:table-cell table:style-name="Table4.A2" office:value-type="string">
            <text:p text:style-name="P31">Entrare <text:span text:style-name="T96">nelle sessioni di votazione</text:span></text:p>
          </table:table-cell>
        </table:table-row>
        <table:table-row table:style-name="TableLine140290409101024">
          <table:table-cell table:style-name="Table4.A3" office:value-type="string">
            <text:p text:style-name="P39">Attore/i </text:p>
          </table:table-cell>
          <table:table-cell table:style-name="Table4.A3" office:value-type="string">
            <text:p text:style-name="P36">Elettore</text:p>
          </table:table-cell>
        </table:table-row>
        <table:table-row table:style-name="TableLine140290137692528">
          <table:table-cell table:style-name="Table4.A2" office:value-type="string">
            <text:p text:style-name="P39">Pre-condizioni </text:p>
          </table:table-cell>
          <table:table-cell table:style-name="Table4.A2" office:value-type="string">
            <text:p text:style-name="P36">Elettore è registrato</text:p>
          </table:table-cell>
        </table:table-row>
        <table:table-row table:style-name="TableLine140290137659328">
          <table:table-cell table:style-name="Table4.A3" office:value-type="string">
            <text:p text:style-name="P39">Trigger </text:p>
          </table:table-cell>
          <table:table-cell table:style-name="Table4.A3" office:value-type="string">
            <text:p text:style-name="P37">Elettore entra nella pagina di identificazione</text:p>
          </table:table-cell>
        </table:table-row>
        <table:table-row table:style-name="TableLine140290137920864">
          <table:table-cell table:style-name="Table4.A2" office:value-type="string">
            <text:p text:style-name="P39">Descrizione <text:line-break/>sequenza eventi </text:p>
          </table:table-cell>
          <table:table-cell table:style-name="Table4.A2" office:value-type="string">
            <text:list xml:id="list437637194" text:style-name="L22">
              <text:list-item>
                <text:p text:style-name="P131">Elettore entra nella pagina di identificazione</text:p>
              </text:list-item>
              <text:list-item>
                <text:p text:style-name="P131">Elettore compila i campi di identificazione: mail e password</text:p>
              </text:list-item>
              <text:list-item>
                <text:p text:style-name="P131">Elettore preme il pulsante di identificazione</text:p>
              </text:list-item>
              <text:list-item>
                <text:p text:style-name="P133">Identificazione avvenuta con successo</text:p>
              </text:list-item>
            </text:list>
          </table:table-cell>
        </table:table-row>
        <table:table-row table:style-name="TableLine140290138078656">
          <table:table-cell table:style-name="Table4.A3" office:value-type="string">
            <text:p text:style-name="P39">Alternativa/e</text:p>
          </table:table-cell>
          <table:table-cell table:style-name="Table4.A3" office:value-type="string">
            <text:list xml:id="list277237689" text:style-name="L23">
              <text:list-item>
                <text:p text:style-name="P132">Elettore torna indietro</text:p>
              </text:list-item>
              <text:list-item>
                <text:p text:style-name="P120">-</text:p>
              </text:list-item>
              <text:list-item>
                <text:p text:style-name="P134">Elettore annulla e torna indietro</text:p>
              </text:list-item>
              <text:list-item>
                <text:p text:style-name="P134">Campi errati, errore identificazione</text:p>
              </text:list-item>
            </text:list>
          </table:table-cell>
        </table:table-row>
        <table:table-row table:style-name="TableLine140290408673120">
          <table:table-cell table:style-name="Table4.A8" office:value-type="string">
            <text:p text:style-name="P39">Post-condizioni </text:p>
          </table:table-cell>
          <table:table-cell table:style-name="Table4.A8" office:value-type="string">
            <text:p text:style-name="P32">Scrutinatore ha accesso alla <text:span text:style-name="T99">pagina di votazione</text:span></text:p>
          </table:table-cell>
        </table:table-row>
      </table:table>
      <text:p text:style-name="P39"/>
      <table:table table:name="Table5" table:style-name="Table5" table:template-name="Simple Grid Rows">
        <table:table-column table:style-name="Table5.A"/>
        <table:table-column table:style-name="Table5.B"/>
        <table:table-row table:style-name="TableLine140290409013040">
          <table:table-cell table:style-name="Table5.A1" office:value-type="string">
            <text:p text:style-name="P7"><text:bookmark text:name="page3R_mcid28111"/>Nome</text:p>
          </table:table-cell>
          <table:table-cell table:style-name="Table5.A1" office:value-type="string">
            <text:p text:style-name="P6">Votazione</text:p>
          </table:table-cell>
        </table:table-row>
        <table:table-row table:style-name="TableLine140290407915344">
          <table:table-cell table:style-name="Table5.A2" office:value-type="string">
            <text:p text:style-name="P39">Scopo</text:p>
          </table:table-cell>
          <table:table-cell table:style-name="Table5.A2" office:value-type="string">
            <text:p text:style-name="P38">Elettore può votare una o più schede elettorali</text:p>
          </table:table-cell>
        </table:table-row>
        <table:table-row table:style-name="TableLine140290489754480">
          <table:table-cell table:style-name="Table5.A3" office:value-type="string">
            <text:p text:style-name="P39">Attore/i </text:p>
          </table:table-cell>
          <table:table-cell table:style-name="Table5.A3" office:value-type="string">
            <text:p text:style-name="P36">Elettore</text:p>
          </table:table-cell>
        </table:table-row>
        <table:table-row table:style-name="TableLine140290489758000">
          <table:table-cell table:style-name="Table5.A2" office:value-type="string">
            <text:p text:style-name="P39">Pre-condizioni </text:p>
          </table:table-cell>
          <table:table-cell table:style-name="Table5.A2" office:value-type="string">
            <text:p text:style-name="P36">Elettore è <text:span text:style-name="T100">identificato</text:span></text:p>
          </table:table-cell>
        </table:table-row>
        <table:table-row table:style-name="TableLine140290489793104">
          <table:table-cell table:style-name="Table5.A3" office:value-type="string">
            <text:p text:style-name="P39">Trigger </text:p>
          </table:table-cell>
          <table:table-cell table:style-name="Table5.A3" office:value-type="string">
            <text:p text:style-name="P37">Elettore <text:span text:style-name="T100">supera l’identificazione con successo</text:span></text:p>
          </table:table-cell>
        </table:table-row>
        <table:table-row table:style-name="TableLine140290489452256">
          <table:table-cell table:style-name="Table5.A2" office:value-type="string">
            <text:p text:style-name="P39">Descrizione <text:line-break/>sequenza eventi </text:p>
          </table:table-cell>
          <table:table-cell table:style-name="Table5.A2" office:value-type="string">
            <text:list xml:id="list2905864271" text:style-name="L24">
              <text:list-item>
                <text:p text:style-name="P135">Elettore sceglie una scheda elettorale tra le sessioni di voto aperte</text:p>
              </text:list-item>
              <text:list-item>
                <text:p text:style-name="P135">Elettore vota in base alla modalità di voto</text:p>
              </text:list-item>
              <text:list-item>
                <text:p text:style-name="P135">Elettore visualizza una pagina di riepilogo</text:p>
              </text:list-item>
              <text:list-item>
                <text:p text:style-name="P135">Elettore conferma e torna automaticamente alla pagina di votazione</text:p>
              </text:list-item>
            </text:list>
          </table:table-cell>
        </table:table-row>
        <table:table-row table:style-name="TableLine140290489452976">
          <table:table-cell table:style-name="Table5.A3" office:value-type="string">
            <text:p text:style-name="P39">Alternativa/e</text:p>
          </table:table-cell>
          <table:table-cell table:style-name="Table5.A3" office:value-type="string">
            <text:list xml:id="list3018295017" text:style-name="L25">
              <text:list-item>
                <text:p text:style-name="P136">Elettore esce</text:p>
              </text:list-item>
              <text:list-item>
                <text:p text:style-name="P136">-</text:p>
              </text:list-item>
              <text:list-item>
                <text:p text:style-name="P136">-</text:p>
              </text:list-item>
              <text:list-item>
                <text:p text:style-name="P136">Elettore annulla voto e torna automaticamente alla pagina di votazione</text:p>
              </text:list-item>
            </text:list>
          </table:table-cell>
        </table:table-row>
        <table:table-row table:style-name="TableLine140290489592768">
          <table:table-cell table:style-name="Table5.A8" office:value-type="string">
            <text:p text:style-name="P39">Post-condizioni </text:p>
          </table:table-cell>
          <table:table-cell table:style-name="Table5.A8" office:value-type="string">
            <text:p text:style-name="P38">Elettore rimane nella pagina delle sessioni aperte di votazione</text:p>
          </table:table-cell>
        </table:table-row>
      </table:table>
      <text:p text:style-name="P30"/>
      <text:p text:style-name="P27"/>
      <text:h text:style-name="P48" text:outline-level="2"><text:bookmark-start text:name="__RefHeading___Toc1052_19152418"/><text:soft-page-break/>Diagramma delle classi<text:bookmark-end text:name="__RefHeading___Toc1052_19152418"/></text:h>
      <text:p text:style-name="P27"/>
      <text:h text:style-name="P48" text:outline-level="2"><text:bookmark-start text:name="__RefHeading___Toc1054_19152418"/>Diagrammi di sequenza<text:bookmark-end text:name="__RefHeading___Toc1054_19152418"/></text:h>
      <text:p text:style-name="P27"/>
      <text:h text:style-name="P48" text:outline-level="2"><text:bookmark-start text:name="__RefHeading___Toc1056_19152418"/>Diagrammi delle attività<text:bookmark-end text:name="__RefHeading___Toc1056_19152418"/></text:h>
      <text:p text:style-name="P27"/>
      <text:h text:style-name="P49" text:outline-level="2"><text:bookmark-start text:name="__RefHeading___Toc1058_19152418"/>Macchine di stato<text:bookmark-end text:name="__RefHeading___Toc1058_19152418"/></text:h>
      <text:p text:style-name="P28"/>
      <text:h text:style-name="P49" text:outline-level="2"><text:bookmark-start text:name="__RefHeading___Toc1060_19152418"/>Diagramma dei componenti<text:bookmark-end text:name="__RefHeading___Toc1060_19152418"/></text:h>
      <text:p text:style-name="P28"/>
      <text:h text:style-name="P45" text:outline-level="1"><text:bookmark-start text:name="__RefHeading___Toc1062_19152418"/>Implementazione del sistema<text:bookmark-end text:name="__RefHeading___Toc1062_19152418"/></text:h>
      <text:p text:style-name="P28"/>
      <text:h text:style-name="P49" text:outline-level="2"><text:bookmark-start text:name="__RefHeading___Toc1064_19152418"/>Diagramma delle classi<text:bookmark-end text:name="__RefHeading___Toc1064_19152418"/></text:h>
      <text:p text:style-name="P28"/>
      <text:h text:style-name="Heading_20_2" text:outline-level="2"><text:bookmark-start text:name="__RefHeading___Toc1066_19152418"/>Discussione dei pattern utilizzati<text:bookmark-end text:name="__RefHeading___Toc1066_19152418"/></text:h>
      <text:p text:style-name="P28"/>
      <text:p text:style-name="P41"><text:span text:style-name="T103">MC</text:span><text:span text:style-name="T102">: Il design pattern più incisivo utilizzato è sicuramente il model view controller. Infatti, l'intera applicazione è stata divisa principalmente in tre packages, quello che contiene i modelli, quello che contiene i controllers, ciascuno dei quali eredita la classe Controller e le view, che sono dei file XML interpretati da JavaFX. Tutto il progetto è stato costruito con questo pattern in mente, in modo da dividere la dichiarazione della UI dalla manipolazione di essa e dal dominio che può essere riutilizzato non avendo dipendenze. </text:span></text:p>
      <text:p text:style-name="P41"><text:span text:style-name="T103">DAO</text:span><text:span text:style-name="T102">: Il secondo pattern più influente è il DAO, Data Access Object, che astrae il database. In questo caso non è stato necessario implementario direttamente, in quanto l'ORM utilizzato (ORMLite) propone già un oggetto Da&lt;T&gt; per l'utilizzo.</text:span></text:p>
      <text:p text:style-name="P41"><text:span text:style-name="T103">Singleton</text:span><text:span text:style-name="T102">: Un altro pattern utilizzato è il singleton, utilizzato as esempio per il DbManager, classe di astrazione delle query del database che non ha necessita' di multiple istanze che anzi potrebbero rivelarsi dannose nel caso il database utilizzato non supportasse multiple connessioni concorrenti. È stato quindi reso privato il costruttore e la singola istanza disponibile è accessibile tramite un metodo statico getinstance(). Altre classi che lo utilizzano sono StudentManager, CardManager e GripManager.</text:span></text:p>
      <text:p text:style-name="P41"><text:span text:style-name="T103">Adapter</text:span><text:span text:style-name="T102">: Molti controllers fanno utilizzo della ChoiceBox&lt;T&gt;, un riferimento della Ul parametrico che prende in input una lista di Te mostra nella Ul una stringa per ciascun elemento della lista. In questi casi è stato usato uno StringConverter&lt;T&gt; per convertire dal tipo alla stringa ed è a tutti gli effetti un pattern adapter.</text:span></text:p>
      <text:p text:style-name="P41"><text:soft-page-break/><text:span text:style-name="T103">Observer</text:span><text:span text:style-name="T102">: JavaFX utilizza un pattern observable per la gestione degli eventi, che vengono registrati e sollevati in caso di interazione con la Ul.</text:span></text:p>
      <text:p text:style-name="P28"/>
      <text:h text:style-name="P49" text:outline-level="2"><text:bookmark-start text:name="__RefHeading___Toc1068_19152418"/>Gestione dei dati persistenti<text:bookmark-end text:name="__RefHeading___Toc1068_19152418"/></text:h>
      <text:p text:style-name="P28"/>
      <text:h text:style-name="P49" text:outline-level="2"><text:bookmark-start text:name="__RefHeading___Toc1070_19152418"/>Descrizione dell’interfaccia grafica<text:bookmark-end text:name="__RefHeading___Toc1070_19152418"/></text:h>
      <text:p text:style-name="P28"/>
      <text:p text:style-name="Standard"><text:bookmark-start text:name="__RefHeading___Toc1631_3464193572"/><text:span text:style-name="T24">Accesso</text:span> <text:bookmark-end text:name="__RefHeading___Toc1631_3464193572"/></text:p>
      <text:p text:style-name="P40"/>
      <text:p text:style-name="P40"/>
      <text:p text:style-name="P28"/>
      <text:h text:style-name="P49" text:outline-level="2"><text:bookmark-start text:name="__RefHeading___Toc1072_19152418"/>Diagramma di deployment<text:bookmark-end text:name="__RefHeading___Toc1072_19152418"/></text:h>
      <text:p text:style-name="P28"/>
      <text:h text:style-name="P49" text:outline-level="2"><text:bookmark-start text:name="__RefHeading___Toc1074_19152418"/>Specifica e verifica dei vincoli<text:bookmark-end text:name="__RefHeading___Toc1074_19152418"/></text:h>
      <text:p text:style-name="P28"/>
      <text:h text:style-name="P50" text:outline-level="2"><text:bookmark-start text:name="__RefHeading___Toc1076_19152418"/>Descrizione del testing<text:bookmark-end text:name="__RefHeading___Toc1076_19152418"/></text:h>
      <text:p text:style-name="P29"/>
      <text:h text:style-name="P50" text:outline-level="2"><text:bookmark-start text:name="__RefHeading___Toc1078_19152418"/>Note per l’installazione e l’utilizzo<text:bookmark-end text:name="__RefHeading___Toc1078_19152418"/></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it" fo:country="IT" style:letter-kerning="false" style:font-name-asian="Calibri2"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2pt" fo:language="it" fo:country="IT" style:letter-kerning="false" style:font-name-asian="Calibri2"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fo:color="#311b90" loext:opacity="100%"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in" style:contextual-spacing="false" fo:keep-together="always" fo:keep-with-next="always"/>
      <style:text-properties fo:color="#4527a0"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style:contextual-spacing="false" fo:keep-together="always" fo:keep-with-next="always"/>
      <style:text-properties fo:color="#512da8"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style:contextual-spacing="false" fo:keep-together="always" fo:keep-with-next="always"/>
      <style:text-properties fo:color="#5e35b1"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style:contextual-spacing="false" fo:keep-together="always" fo:keep-with-next="always"/>
      <style:text-properties fo:color="#673ab7"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in" fo:margin-bottom="0.139in" style:contextual-spacing="false"/>
      <style:text-properties fo:color="#44546a" loext:opacity="100%"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olo_20_2_20_Carattere" style:display-name="Titolo 2 Carattere" style:family="text" style:parent-style-name="Default_20_Paragraph_20_Font">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olo_20_3_20_Carattere" style:display-name="Titolo 3 Carattere" style:family="text" style:parent-style-name="Default_20_Paragraph_20_Font">
      <style:text-properties fo:color="#1f3763"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Titolo_20_4_20_Carattere" style:display-name="Titolo 4 Carattere" style:family="text" style:parent-style-name="Default_20_Paragraph_20_Font">
      <style:text-properties fo:color="#2f5496"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olo_20_5_20_Carattere" style:display-name="Titolo 5 Carattere" style:family="text" style:parent-style-name="Default_20_Paragraph_20_Font">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Titolo_20_6_20_Carattere" style:display-name="Titolo 6 Carattere" style:family="text" style:parent-style-name="Default_20_Paragraph_20_Font">
      <style:text-properties fo:color="#1f3763"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Titolo_20_7_20_Carattere" style:display-name="Titolo 7 Carattere" style:family="text" style:parent-style-name="Default_20_Paragraph_20_Font">
      <style:text-properties fo:color="#1f3763"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olo_20_8_20_Carattere" style:display-name="Titolo 8 Carattere" style:family="text" style:parent-style-name="Default_20_Paragraph_20_Font">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Testo_20_fumetto_20_Carattere" style:display-name="Testo fumetto Carattere"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fo:font-size="14pt" fo:font-weight="normal" style:font-name-asian="OpenSymbol" style:font-family-asian="OpenSymbol" style:font-charset-asian="x-symbol" style:font-size-asian="12.25pt" style:font-weight-asian="normal" style:font-name-complex="OpenSymbol" style:font-family-complex="OpenSymbol" style:font-charset-complex="x-symbol" style:font-size-complex="14pt" style:font-weight-complex="norma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5%" style:num-format="1">
        <style:list-level-properties text:list-level-position-and-space-mode="label-alignment">
          <style:list-level-label-alignment text:label-followed-by="listtab" fo:text-indent="-0.7in" fo:margin-left="0.7in"/>
        </style:list-level-properties>
      </text:list-level-style-number>
      <text:list-level-style-number text:level="6" loext:num-list-format="%6%" style:num-format="1">
        <style:list-level-properties text:list-level-position-and-space-mode="label-alignment">
          <style:list-level-label-alignment text:label-followed-by="listtab" fo:text-indent="-0.8in" fo:margin-left="0.8in"/>
        </style:list-level-properties>
      </text:list-level-style-number>
      <text:list-level-style-number text:level="7" loext:num-list-format="%7%" style:num-format="1">
        <style:list-level-properties text:list-level-position-and-space-mode="label-alignment">
          <style:list-level-label-alignment text:label-followed-by="listtab" fo:text-indent="-0.9in" fo:margin-left="0.9in"/>
        </style:list-level-properties>
      </text:list-level-style-number>
      <text:list-level-style-number text:level="8" loext:num-list-format="%8%" style:num-format="1">
        <style:list-level-properties text:list-level-position-and-space-mode="label-alignment">
          <style:list-level-label-alignment text:label-followed-by="listtab" fo:text-indent="-1in" fo:margin-left="1in"/>
        </style:list-level-properties>
      </text:list-level-style-number>
      <text:list-level-style-number text:level="9" loext:num-list-format="%9%" style:num-format="1">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loext:num-list-format="%1%.%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78ce38" officeooo:paragraph-rsid="0078ce38" style:font-weight-asian="bold" style:font-weight-complex="bold"/>
    </style:style>
    <style:style style:name="MP2" style:family="paragraph" style:parent-style-name="Header">
      <style:paragraph-properties fo:text-align="end" style:justify-single-word="false"/>
      <style:text-properties fo:font-weight="normal" officeooo:rsid="0078ce38" officeooo:paragraph-rsid="0078ce38" style:font-weight-asian="normal" style:font-weight-complex="normal"/>
    </style:style>
    <style:style style:name="MP3" style:family="paragraph" style:parent-style-name="Standard">
      <style:paragraph-properties fo:text-align="center" style:justify-single-word="false"/>
    </style:style>
    <style:style style:name="MP4"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5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stema di voto e scrutinio elettronico –<text:span text:style-name="MT1"> Specifica dei Requisisti</text:span></text:p>
        <text:p text:style-name="MP2">Tommaso Romanò - 941796 &amp; Luca Rompani – 950205</text:p>
        <text:p text:style-name="MP2"/>
      </style:header>
      <style:header-first>
        <text:p text:style-name="Header_20_left"/>
      </style:header-first>
      <style:footer>
        <text:p text:style-name="MP3"><text:page-number text:select-page="current">10</text:page-number></text:p>
      </style:footer>
      <style:footer-first>
        <text:p text:style-name="MP4"><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iara Braghin</meta:initial-creator>
    <meta:editing-cycles>153</meta:editing-cycles>
    <meta:creation-date>2020-12-14T12:38:00</meta:creation-date>
    <dc:date>2022-01-13T10:01:14.993606556</dc:date>
    <meta:editing-duration>P1DT13H19M55S</meta:editing-duration>
    <meta:generator>LibreOffice/7.2.1.2$MacOSX_X86_64 LibreOffice_project/87b77fad49947c1441b67c559c339af8f3517e22</meta:generator>
    <meta:document-statistic meta:table-count="6" meta:image-count="0" meta:object-count="0" meta:page-count="10" meta:paragraph-count="291" meta:word-count="2833" meta:character-count="18202" meta:non-whitespace-character-count="15774"/>
    <meta:user-defined meta:name="AppVersion">16.0000</meta:user-defined>
    <meta:template xlink:type="simple" xlink:actuate="onRequest" xlink:title="Normal.dotm" xlink:href=""/>
  </office:meta>
</office:document-meta>
</file>